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A933"/>
    </style:style>
    <style:style style:name="ce3" style:family="table-cell" style:parent-style-name="Default" style:data-style-name="N0">
      <style:table-cell-properties fo:background-color="#FF0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#00A933"/>
    </style:style>
    <style:style style:name="ce7" style:family="table-cell" style:parent-style-name="Default" style:data-style-name="N36">
      <style:table-cell-properties fo:background-color="#FF0000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6.11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covered_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5">
            <text:p>msg_published_time</text:p>
          </table:table-cell>
          <table:table-cell office:value-type="string" table:style-name="ce5">
            <text:p>msg_received_time</text:p>
          </table:table-cell>
          <table:table-cell office:value-type="string" table:style-name="ce1">
            <text:p>uint32_height</text:p>
          </table:table-cell>
          <table:table-cell office:value-type="string" table:style-name="ce1">
            <text:p>uint32_width</text:p>
          </table:table-cell>
          <table:table-cell office:value-type="string" table:style-name="ce1">
            <text:p>uint32_step</text:p>
          </table:table-cell>
          <table:table-cell office:value-type="string" table:style-name="ce1">
            <text:p>uint8_data_size.bytes</text:p>
          </table:table-cell>
          <table:table-cell table:style-name="ce1"/>
          <table:table-cell office:value-type="string" table:style-name="ce1">
            <text:p>Latency = received – published time (s)</text:p>
          </table:table-cell>
          <table:table-cell table:style-name="ce1"/>
          <table:table-cell office:value-type="string" table:style-name="ce1">
            <text:p>Actual latency rap (s)</text:p>
          </table:table-cell>
          <table:table-cell office:value-type="string" table:style-name="ce1">
            <text:p>Median latency plot (s)</text:p>
          </table:table-cell>
          <table:table-cell table:number-columns-repeated="16373"/>
        </table:table-row>
        <table:table-row table:style-name="ro1">
          <table:table-cell office:value-type="float" office:value="1739043805.302" table:style-name="ce5">
            <text:p>1739043805.302</text:p>
          </table:table-cell>
          <table:table-cell office:value-type="float" office:value="1739043806.9070001" table:style-name="ce5">
            <text:p>1739043806.9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50000190734863" table:formula="of:=[.B2]-[.A2]" table:style-name="ce1">
            <text:p>1.605000019</text:p>
          </table:table-cell>
          <table:table-cell table:style-name="ce1"/>
          <table:table-cell office:value-type="float" office:value="0.89800024032592729" table:formula="of:=[.H2] - [.K2]" table:style-name="ce1">
            <text:p>0.898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5.4360001" table:style-name="ce5">
            <text:p>1739043805.436</text:p>
          </table:table-cell>
          <table:table-cell office:value-type="float" office:value="1739043807.21" table:style-name="ce5">
            <text:p>1739043807.2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39999294281006" table:formula="of:=[.B3]-[.A3]" table:style-name="ce1">
            <text:p>1.773999929</text:p>
          </table:table-cell>
          <table:table-cell table:style-name="ce1"/>
          <table:table-cell office:value-type="float" office:value="1.0670001506805415" table:formula="of:=[.H3] - [.K3]" table:style-name="ce1">
            <text:p>1.0670001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5.7019999" table:style-name="ce5">
            <text:p>1739043805.702</text:p>
          </table:table-cell>
          <table:table-cell office:value-type="float" office:value="1739043807.5350001" table:style-name="ce5">
            <text:p>1739043807.5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330001831054688" table:formula="of:=[.B4]-[.A4]" table:style-name="ce1">
            <text:p>1.833000183</text:p>
          </table:table-cell>
          <table:table-cell table:style-name="ce1"/>
          <table:table-cell office:value-type="float" office:value="1.1260004043579097" table:formula="of:=[.H4] - [.K4]" table:style-name="ce1">
            <text:p>1.1260004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6.802" table:style-name="ce5">
            <text:p>1739043806.802</text:p>
          </table:table-cell>
          <table:table-cell office:value-type="float" office:value="1739043808.608" table:style-name="ce5">
            <text:p>1739043808.6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59999942779541" table:formula="of:=[.B5]-[.A5]" table:style-name="ce1">
            <text:p>1.805999994</text:p>
          </table:table-cell>
          <table:table-cell table:style-name="ce1"/>
          <table:table-cell office:value-type="float" office:value="1.0990002155303951" table:formula="of:=[.H5] - [.K5]" table:style-name="ce1">
            <text:p>1.0990002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7.2019999" table:style-name="ce5">
            <text:p>1739043807.202</text:p>
          </table:table-cell>
          <table:table-cell office:value-type="float" office:value="1739043810.4130001" table:style-name="ce5">
            <text:p>1739043810.4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110002040863037" table:formula="of:=[.B6]-[.A6]" table:style-name="ce1">
            <text:p>3.211000204</text:p>
          </table:table-cell>
          <table:table-cell table:style-name="ce1"/>
          <table:table-cell office:value-type="float" office:value="2.5040004253387447" table:formula="of:=[.H6] - [.K6]" table:style-name="ce1">
            <text:p>2.50400042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7.2690001" table:style-name="ce5">
            <text:p>1739043807.269</text:p>
          </table:table-cell>
          <table:table-cell office:value-type="float" office:value="1739043810.7160001" table:style-name="ce5">
            <text:p>1739043810.7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4470000267028809" table:formula="of:=[.B7]-[.A7]" table:style-name="ce1">
            <text:p>3.447000027</text:p>
          </table:table-cell>
          <table:table-cell table:style-name="ce1"/>
          <table:table-cell office:value-type="float" office:value="2.7400002479553218" table:formula="of:=[.H7] - [.K7]" table:style-name="ce1">
            <text:p>2.74000024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09.402" table:style-name="ce5">
            <text:p>1739043809.402</text:p>
          </table:table-cell>
          <table:table-cell office:value-type="float" office:value="1739043811.027" table:style-name="ce5">
            <text:p>1739043811.0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5" table:formula="of:=[.B8]-[.A8]" table:style-name="ce1">
            <text:p>1.625</text:p>
          </table:table-cell>
          <table:table-cell table:style-name="ce1"/>
          <table:table-cell office:value-type="float" office:value="0.91800022125244096" table:formula="of:=[.H8] - [.K8]" table:style-name="ce1">
            <text:p>0.91800022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0.602" table:style-name="ce5">
            <text:p>1739043810.602</text:p>
          </table:table-cell>
          <table:table-cell office:value-type="float" office:value="1739043813.0810001" table:style-name="ce5">
            <text:p>1739043813.0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790000915527344" table:formula="of:=[.B9]-[.A9]" table:style-name="ce1">
            <text:p>2.479000092</text:p>
          </table:table-cell>
          <table:table-cell table:style-name="ce1"/>
          <table:table-cell office:value-type="float" office:value="1.7720003128051753" table:formula="of:=[.H9] - [.K9]" table:style-name="ce1">
            <text:p>1.7720003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1.602" table:style-name="ce5">
            <text:p>1739043811.602</text:p>
          </table:table-cell>
          <table:table-cell office:value-type="float" office:value="1739043813.559" table:style-name="ce5">
            <text:p>1739043813.5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570000171661377" table:formula="of:=[.B10]-[.A10]" table:style-name="ce1">
            <text:p>1.957000017</text:p>
          </table:table-cell>
          <table:table-cell table:style-name="ce1"/>
          <table:table-cell office:value-type="float" office:value="1.2500002384185787" table:formula="of:=[.H10] - [.K10]" table:style-name="ce1">
            <text:p>1.25000023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1.802" table:style-name="ce5">
            <text:p>1739043811.802</text:p>
          </table:table-cell>
          <table:table-cell office:value-type="float" office:value="1739043813.7839999" table:style-name="ce5">
            <text:p>1739043813.7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19998741149902" table:formula="of:=[.B11]-[.A11]" table:style-name="ce1">
            <text:p>1.981999874</text:p>
          </table:table-cell>
          <table:table-cell table:style-name="ce1"/>
          <table:table-cell office:value-type="float" office:value="1.2750000953674312" table:formula="of:=[.H11] - [.K11]" table:style-name="ce1">
            <text:p>1.2750000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2.536" table:style-name="ce5">
            <text:p>1739043812.536</text:p>
          </table:table-cell>
          <table:table-cell office:value-type="float" office:value="1739043815.448" table:style-name="ce5">
            <text:p>1739043815.4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119999408721924" table:formula="of:=[.B12]-[.A12]" table:style-name="ce1">
            <text:p>2.911999941</text:p>
          </table:table-cell>
          <table:table-cell table:style-name="ce1"/>
          <table:table-cell office:value-type="float" office:value="2.2050001621246333" table:formula="of:=[.H12] - [.K12]" table:style-name="ce1">
            <text:p>2.20500016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2.869" table:style-name="ce5">
            <text:p>1739043812.869</text:p>
          </table:table-cell>
          <table:table-cell office:value-type="float" office:value="1739043815.7639999" table:style-name="ce5">
            <text:p>1739043815.7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949999809265137" table:formula="of:=[.B13]-[.A13]" table:style-name="ce1">
            <text:p>2.894999981</text:p>
          </table:table-cell>
          <table:table-cell table:style-name="ce1"/>
          <table:table-cell office:value-type="float" office:value="2.1880002021789546" table:formula="of:=[.H13] - [.K13]" table:style-name="ce1">
            <text:p>2.1880002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4.2690001" table:style-name="ce5">
            <text:p>1739043814.269</text:p>
          </table:table-cell>
          <table:table-cell office:value-type="float" office:value="1739043816.076" table:style-name="ce5">
            <text:p>1739043816.0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69999217987061" table:formula="of:=[.B14]-[.A14]" table:style-name="ce1">
            <text:p>1.806999922</text:p>
          </table:table-cell>
          <table:table-cell table:style-name="ce1"/>
          <table:table-cell office:value-type="float" office:value="1.100000143051147" table:formula="of:=[.H14] - [.K14]" table:style-name="ce1">
            <text:p>1.10000014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5.2360001" table:style-name="ce5">
            <text:p>1739043815.236</text:p>
          </table:table-cell>
          <table:table-cell office:value-type="float" office:value="1739043820.3" table:style-name="ce5">
            <text:p>1739043820.3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0639998912811279" table:formula="of:=[.B15]-[.A15]" table:style-name="ce1">
            <text:p>5.063999891</text:p>
          </table:table-cell>
          <table:table-cell table:style-name="ce1"/>
          <table:table-cell office:value-type="float" office:value="4.3570001125335693" table:formula="of:=[.H15] - [.K15]" table:style-name="ce1">
            <text:p>4.3570001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9.036" table:style-name="ce5">
            <text:p>1739043819.036</text:p>
          </table:table-cell>
          <table:table-cell office:value-type="float" office:value="1739043820.7349999" table:style-name="ce5">
            <text:p>1739043820.7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89998817443848" table:formula="of:=[.B16]-[.A16]" table:style-name="ce1">
            <text:p>1.698999882</text:p>
          </table:table-cell>
          <table:table-cell table:style-name="ce1"/>
          <table:table-cell office:value-type="float" office:value="0.99200010299682573" table:formula="of:=[.H16] - [.K16]" table:style-name="ce1">
            <text:p>0.99200010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19.2019999" table:style-name="ce5">
            <text:p>1739043819.202</text:p>
          </table:table-cell>
          <table:table-cell office:value-type="float" office:value="1739043821.0369999" table:style-name="ce5">
            <text:p>1739043821.03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350000381469727" table:formula="of:=[.B17]-[.A17]" table:style-name="ce1">
            <text:p>1.835000038</text:p>
          </table:table-cell>
          <table:table-cell table:style-name="ce1"/>
          <table:table-cell office:value-type="float" office:value="1.1280002593994136" table:formula="of:=[.H17] - [.K17]" table:style-name="ce1">
            <text:p>1.12800025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1.4360001" table:style-name="ce5">
            <text:p>1739043821.436</text:p>
          </table:table-cell>
          <table:table-cell office:value-type="float" office:value="1739043823.8010001" table:style-name="ce5">
            <text:p>1739043823.8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650000095367432" table:formula="of:=[.B18]-[.A18]" table:style-name="ce1">
            <text:p>2.36500001</text:p>
          </table:table-cell>
          <table:table-cell table:style-name="ce1"/>
          <table:table-cell office:value-type="float" office:value="1.6580002307891841" table:formula="of:=[.H18] - [.K18]" table:style-name="ce1">
            <text:p>1.658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2.536" table:style-name="ce5">
            <text:p>1739043822.536</text:p>
          </table:table-cell>
          <table:table-cell office:value-type="float" office:value="1739043824.1670001" table:style-name="ce5">
            <text:p>1739043824.1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10000419616699" table:formula="of:=[.B19]-[.A19]" table:style-name="ce1">
            <text:p>1.631000042</text:p>
          </table:table-cell>
          <table:table-cell table:style-name="ce1"/>
          <table:table-cell office:value-type="float" office:value="0.92400026321411088" table:formula="of:=[.H19] - [.K19]" table:style-name="ce1">
            <text:p>0.92400026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2.7360001" table:style-name="ce5">
            <text:p>1739043822.736</text:p>
          </table:table-cell>
          <table:table-cell office:value-type="float" office:value="1739043824.5780001" table:style-name="ce5">
            <text:p>1739043824.5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420000076293945" table:formula="of:=[.B20]-[.A20]" table:style-name="ce1">
            <text:p>1.842000008</text:p>
          </table:table-cell>
          <table:table-cell table:style-name="ce1"/>
          <table:table-cell office:value-type="float" office:value="1.1350002288818355" table:formula="of:=[.H20] - [.K20]" table:style-name="ce1">
            <text:p>1.13500022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2.902" table:style-name="ce5">
            <text:p>1739043822.902</text:p>
          </table:table-cell>
          <table:table-cell office:value-type="float" office:value="1739043826.5480001" table:style-name="ce5">
            <text:p>1739043826.5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6460001468658447" table:formula="of:=[.B21]-[.A21]" table:style-name="ce1">
            <text:p>3.646000147</text:p>
          </table:table-cell>
          <table:table-cell table:style-name="ce1"/>
          <table:table-cell office:value-type="float" office:value="2.9390003681182857" table:formula="of:=[.H21] - [.K21]" table:style-name="ce1">
            <text:p>2.9390003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5.036" table:style-name="ce5">
            <text:p>1739043825.036</text:p>
          </table:table-cell>
          <table:table-cell office:value-type="float" office:value="1739043827.1670001" table:style-name="ce5">
            <text:p>1739043827.1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310000419616699" table:formula="of:=[.B22]-[.A22]" table:style-name="ce1">
            <text:p>2.131000042</text:p>
          </table:table-cell>
          <table:table-cell table:style-name="ce1"/>
          <table:table-cell office:value-type="float" office:value="1.4240002632141109" table:formula="of:=[.H22] - [.K22]" table:style-name="ce1">
            <text:p>1.42400026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5.1689999" table:style-name="ce5">
            <text:p>1739043825.169</text:p>
          </table:table-cell>
          <table:table-cell office:value-type="float" office:value="1739043827.2309999" table:style-name="ce5">
            <text:p>1739043827.2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62000036239624" table:formula="of:=[.B23]-[.A23]" table:style-name="ce1">
            <text:p>2.062000036</text:p>
          </table:table-cell>
          <table:table-cell table:style-name="ce1"/>
          <table:table-cell office:value-type="float" office:value="1.355000257492065" table:formula="of:=[.H23] - [.K23]" table:style-name="ce1">
            <text:p>1.35500025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7.5020001" table:style-name="ce5">
            <text:p>1739043827.502</text:p>
          </table:table-cell>
          <table:table-cell office:value-type="float" office:value="1739043830.8529999" table:style-name="ce5">
            <text:p>1739043830.8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509998321533203" table:formula="of:=[.B24]-[.A24]" table:style-name="ce1">
            <text:p>3.350999832</text:p>
          </table:table-cell>
          <table:table-cell table:style-name="ce1"/>
          <table:table-cell office:value-type="float" office:value="2.6440000534057613" table:formula="of:=[.H24] - [.K24]" table:style-name="ce1">
            <text:p>2.64400005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29.7019999" table:style-name="ce5">
            <text:p>1739043829.702</text:p>
          </table:table-cell>
          <table:table-cell office:value-type="float" office:value="1739043833.191" table:style-name="ce5">
            <text:p>1739043833.19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4890000820159912" table:formula="of:=[.B25]-[.A25]" table:style-name="ce1">
            <text:p>3.489000082</text:p>
          </table:table-cell>
          <table:table-cell table:style-name="ce1"/>
          <table:table-cell office:value-type="float" office:value="2.7820003032684322" table:formula="of:=[.H25] - [.K25]" table:style-name="ce1">
            <text:p>2.78200030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1.802" table:style-name="ce5">
            <text:p>1739043831.802</text:p>
          </table:table-cell>
          <table:table-cell office:value-type="float" office:value="1739043833.4979999" table:style-name="ce5">
            <text:p>1739043833.4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59998607635498" table:formula="of:=[.B26]-[.A26]" table:style-name="ce1">
            <text:p>1.695999861</text:p>
          </table:table-cell>
          <table:table-cell table:style-name="ce1"/>
          <table:table-cell office:value-type="float" office:value="0.98900008201599077" table:formula="of:=[.H26] - [.K26]" table:style-name="ce1">
            <text:p>0.98900008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4.4690001" table:style-name="ce5">
            <text:p>1739043834.469</text:p>
          </table:table-cell>
          <table:table-cell office:value-type="float" office:value="1739043837.4579999" table:style-name="ce5">
            <text:p>1739043837.4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889998435974121" table:formula="of:=[.B27]-[.A27]" table:style-name="ce1">
            <text:p>2.988999844</text:p>
          </table:table-cell>
          <table:table-cell table:style-name="ce1"/>
          <table:table-cell office:value-type="float" office:value="2.2820000648498531" table:formula="of:=[.H27] - [.K27]" table:style-name="ce1">
            <text:p>2.28200006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4.5020001" table:style-name="ce5">
            <text:p>1739043834.502</text:p>
          </table:table-cell>
          <table:table-cell office:value-type="float" office:value="1739043837.793" table:style-name="ce5">
            <text:p>1739043837.7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909998893737793" table:formula="of:=[.B28]-[.A28]" table:style-name="ce1">
            <text:p>3.290999889</text:p>
          </table:table-cell>
          <table:table-cell table:style-name="ce1"/>
          <table:table-cell office:value-type="float" office:value="2.5840001106262203" table:formula="of:=[.H28] - [.K28]" table:style-name="ce1">
            <text:p>2.58400011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6.102" table:style-name="ce5">
            <text:p>1739043836.102</text:p>
          </table:table-cell>
          <table:table-cell office:value-type="float" office:value="1739043838.1600001" table:style-name="ce5">
            <text:p>1739043838.1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580000877380371" table:formula="of:=[.B29]-[.A29]" table:style-name="ce1">
            <text:p>2.058000088</text:p>
          </table:table-cell>
          <table:table-cell table:style-name="ce1"/>
          <table:table-cell office:value-type="float" office:value="1.3510003089904781" table:formula="of:=[.H29] - [.K29]" table:style-name="ce1">
            <text:p>1.35100030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6.836" table:style-name="ce5">
            <text:p>1739043836.836</text:p>
          </table:table-cell>
          <table:table-cell office:value-type="float" office:value="1739043838.714" table:style-name="ce5">
            <text:p>1739043838.7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78000020980835" table:formula="of:=[.B30]-[.A30]" table:style-name="ce1">
            <text:p>1.878000021</text:p>
          </table:table-cell>
          <table:table-cell table:style-name="ce1"/>
          <table:table-cell office:value-type="float" office:value="1.1710002422332759" table:formula="of:=[.H30] - [.K30]" table:style-name="ce1">
            <text:p>1.17100024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7.303" table:style-name="ce5">
            <text:p>1739043837.303</text:p>
          </table:table-cell>
          <table:table-cell office:value-type="float" office:value="1739043839.0510001" table:style-name="ce5">
            <text:p>1739043839.0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80001449584961" table:formula="of:=[.B31]-[.A31]" table:style-name="ce1">
            <text:p>1.748000145</text:p>
          </table:table-cell>
          <table:table-cell table:style-name="ce1"/>
          <table:table-cell office:value-type="float" office:value="1.0410003662109371" table:formula="of:=[.H31] - [.K31]" table:style-name="ce1">
            <text:p>1.04100036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7.9690001" table:style-name="ce5">
            <text:p>1739043837.969</text:p>
          </table:table-cell>
          <table:table-cell office:value-type="float" office:value="1739043839.7950001" table:style-name="ce5">
            <text:p>1739043839.7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259999752044678" table:formula="of:=[.B32]-[.A32]" table:style-name="ce1">
            <text:p>1.825999975</text:p>
          </table:table-cell>
          <table:table-cell table:style-name="ce1"/>
          <table:table-cell office:value-type="float" office:value="1.1190001964569087" table:formula="of:=[.H32] - [.K32]" table:style-name="ce1">
            <text:p>1.1190001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9.336" table:style-name="ce5">
            <text:p>1739043839.336</text:p>
          </table:table-cell>
          <table:table-cell office:value-type="float" office:value="1739043841.0450001" table:style-name="ce5">
            <text:p>1739043841.0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90001106262207" table:formula="of:=[.B33]-[.A33]" table:style-name="ce1">
            <text:p>1.709000111</text:p>
          </table:table-cell>
          <table:table-cell table:style-name="ce1"/>
          <table:table-cell office:value-type="float" office:value="1.0020003318786617" table:formula="of:=[.H33] - [.K33]" table:style-name="ce1">
            <text:p>1.00200033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9.6359999" table:style-name="ce5">
            <text:p>1739043839.636</text:p>
          </table:table-cell>
          <table:table-cell office:value-type="float" office:value="1739043841.3829999" table:style-name="ce5">
            <text:p>1739043841.3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6999979019165" table:formula="of:=[.B34]-[.A34]" table:style-name="ce1">
            <text:p>1.746999979</text:p>
          </table:table-cell>
          <table:table-cell table:style-name="ce1"/>
          <table:table-cell office:value-type="float" office:value="1.040000200271606" table:formula="of:=[.H34] - [.K34]" table:style-name="ce1">
            <text:p>1.04000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39.7030001" table:style-name="ce5">
            <text:p>1739043839.703</text:p>
          </table:table-cell>
          <table:table-cell office:value-type="float" office:value="1739043841.6889999" table:style-name="ce5">
            <text:p>1739043841.6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59998226165771" table:formula="of:=[.B35]-[.A35]" table:style-name="ce1">
            <text:p>1.985999823</text:p>
          </table:table-cell>
          <table:table-cell table:style-name="ce1"/>
          <table:table-cell office:value-type="float" office:value="1.2790000438690181" table:formula="of:=[.H35] - [.K35]" table:style-name="ce1">
            <text:p>1.27900004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41.4690001" table:style-name="ce5">
            <text:p>1739043841.469</text:p>
          </table:table-cell>
          <table:table-cell office:value-type="float" office:value="1739043845.3759999" table:style-name="ce5">
            <text:p>1739043845.3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069998264312744" table:formula="of:=[.B36]-[.A36]" table:style-name="ce1">
            <text:p>3.906999826</text:p>
          </table:table-cell>
          <table:table-cell table:style-name="ce1"/>
          <table:table-cell office:value-type="float" office:value="3.2000000476837154" table:formula="of:=[.H36] - [.K36]" table:style-name="ce1">
            <text:p>3.20000004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44.069" table:style-name="ce6">
            <text:p>1739043844.069</text:p>
          </table:table-cell>
          <table:table-cell office:value-type="float" office:value="1739043846.7390001" table:style-name="ce6">
            <text:p>1739043846.739</text:p>
          </table:table-cell>
          <table:table-cell office:value-type="float" office:value="720" table:style-name="ce2">
            <text:p>720</text:p>
          </table:table-cell>
          <table:table-cell office:value-type="float" office:value="1280" table:style-name="ce2">
            <text:p>1280</text:p>
          </table:table-cell>
          <table:table-cell office:value-type="float" office:value="2560" table:style-name="ce2">
            <text:p>2560</text:p>
          </table:table-cell>
          <table:table-cell office:value-type="float" office:value="1843200" table:style-name="ce2">
            <text:p>1843200</text:p>
          </table:table-cell>
          <table:table-cell table:style-name="ce2"/>
          <table:table-cell office:value-type="float" office:value="2.6700000762939453" table:formula="of:=[.B37]-[.A37]" table:style-name="ce2">
            <text:p>2.670000076</text:p>
          </table:table-cell>
          <table:table-cell table:style-name="ce2"/>
          <table:table-cell office:value-type="float" office:value="1.9630002975463863" table:formula="of:=[.H37] - [.K37]" table:style-name="ce2">
            <text:p>1.963000298</text:p>
          </table:table-cell>
          <table:table-cell office:value-type="float" office:value="0.70699977874755904" table:formula="of:=[.$H$300]" table:style-name="ce2">
            <text:p>0.706999779</text:p>
          </table:table-cell>
          <table:table-cell table:number-columns-repeated="16373" table:style-name="ce2"/>
        </table:table-row>
        <table:table-row table:style-name="ro1">
          <table:table-cell office:value-type="float" office:value="1739043845.803" table:style-name="ce5">
            <text:p>1739043845.803</text:p>
          </table:table-cell>
          <table:table-cell office:value-type="float" office:value="1739043851.5439999" table:style-name="ce5">
            <text:p>1739043851.5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7409999370574951" table:formula="of:=[.B38]-[.A38]" table:style-name="ce1">
            <text:p>5.740999937</text:p>
          </table:table-cell>
          <table:table-cell table:style-name="ce1"/>
          <table:table-cell office:value-type="float" office:value="5.0340001583099365" table:formula="of:=[.H38] - [.K38]" table:style-name="ce1">
            <text:p>5.03400015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0.6029999" table:style-name="ce5">
            <text:p>1739043850.603</text:p>
          </table:table-cell>
          <table:table-cell office:value-type="float" office:value="1739043853.447" table:style-name="ce5">
            <text:p>1739043853.4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440001010894775" table:formula="of:=[.B39]-[.A39]" table:style-name="ce1">
            <text:p>2.844000101</text:p>
          </table:table-cell>
          <table:table-cell table:style-name="ce1"/>
          <table:table-cell office:value-type="float" office:value="2.1370003223419185" table:formula="of:=[.H39] - [.K39]" table:style-name="ce1">
            <text:p>2.13700032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0.6359999" table:style-name="ce5">
            <text:p>1739043850.636</text:p>
          </table:table-cell>
          <table:table-cell office:value-type="float" office:value="1739043853.7709999" table:style-name="ce5">
            <text:p>1739043853.7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349999904632568" table:formula="of:=[.B40]-[.A40]" table:style-name="ce1">
            <text:p>3.13499999</text:p>
          </table:table-cell>
          <table:table-cell table:style-name="ce1"/>
          <table:table-cell office:value-type="float" office:value="2.4280002117156978" table:formula="of:=[.H40] - [.K40]" table:style-name="ce1">
            <text:p>2.42800021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4.402" table:style-name="ce5">
            <text:p>1739043854.402</text:p>
          </table:table-cell>
          <table:table-cell office:value-type="float" office:value="1739043856.1860001" table:style-name="ce5">
            <text:p>1739043856.1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840001583099365" table:formula="of:=[.B41]-[.A41]" table:style-name="ce1">
            <text:p>1.784000158</text:p>
          </table:table-cell>
          <table:table-cell table:style-name="ce1"/>
          <table:table-cell office:value-type="float" office:value="1.0770003795623775" table:formula="of:=[.H41] - [.K41]" table:style-name="ce1">
            <text:p>1.0770003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4.602" table:style-name="ce5">
            <text:p>1739043854.602</text:p>
          </table:table-cell>
          <table:table-cell office:value-type="float" office:value="1739043856.9579999" table:style-name="ce5">
            <text:p>1739043856.9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559999465942383" table:formula="of:=[.B42]-[.A42]" table:style-name="ce1">
            <text:p>2.355999947</text:p>
          </table:table-cell>
          <table:table-cell table:style-name="ce1"/>
          <table:table-cell office:value-type="float" office:value="1.6490001678466792" table:formula="of:=[.H42] - [.K42]" table:style-name="ce1">
            <text:p>1.6490001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6.1359999" table:style-name="ce5">
            <text:p>1739043856.136</text:p>
          </table:table-cell>
          <table:table-cell office:value-type="float" office:value="1739043857.8710001" table:style-name="ce5">
            <text:p>1739043857.8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50001335144043" table:formula="of:=[.B43]-[.A43]" table:style-name="ce1">
            <text:p>1.735000134</text:p>
          </table:table-cell>
          <table:table-cell table:style-name="ce1"/>
          <table:table-cell office:value-type="float" office:value="1.0280003547668453" table:formula="of:=[.H43] - [.K43]" table:style-name="ce1">
            <text:p>1.02800035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58.1689999" table:style-name="ce5">
            <text:p>1739043858.169</text:p>
          </table:table-cell>
          <table:table-cell office:value-type="float" office:value="1739043861.3770001" table:style-name="ce5">
            <text:p>1739043861.3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2080001831054688" table:formula="of:=[.B44]-[.A44]" table:style-name="ce1">
            <text:p>3.208000183</text:p>
          </table:table-cell>
          <table:table-cell table:style-name="ce1"/>
          <table:table-cell office:value-type="float" office:value="2.5010004043579097" table:formula="of:=[.H44] - [.K44]" table:style-name="ce1">
            <text:p>2.5010004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0.4690001" table:style-name="ce5">
            <text:p>1739043860.469</text:p>
          </table:table-cell>
          <table:table-cell office:value-type="float" office:value="1739043863.2509999" table:style-name="ce5">
            <text:p>1739043863.2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819998264312744" table:formula="of:=[.B45]-[.A45]" table:style-name="ce1">
            <text:p>2.781999826</text:p>
          </table:table-cell>
          <table:table-cell table:style-name="ce1"/>
          <table:table-cell office:value-type="float" office:value="2.0750000476837154" table:formula="of:=[.H45] - [.K45]" table:style-name="ce1">
            <text:p>2.07500004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1.6359999" table:style-name="ce5">
            <text:p>1739043861.636</text:p>
          </table:table-cell>
          <table:table-cell office:value-type="float" office:value="1739043863.451" table:style-name="ce5">
            <text:p>1739043863.4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5000057220459" table:formula="of:=[.B46]-[.A46]" table:style-name="ce1">
            <text:p>1.815000057</text:p>
          </table:table-cell>
          <table:table-cell table:style-name="ce1"/>
          <table:table-cell office:value-type="float" office:value="1.1080002784728999" table:formula="of:=[.H46] - [.K46]" table:style-name="ce1">
            <text:p>1.10800027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1.836" table:style-name="ce5">
            <text:p>1739043861.836</text:p>
          </table:table-cell>
          <table:table-cell office:value-type="float" office:value="1739043863.7709999" table:style-name="ce5">
            <text:p>1739043863.7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34999942779541" table:formula="of:=[.B47]-[.A47]" table:style-name="ce1">
            <text:p>1.934999943</text:p>
          </table:table-cell>
          <table:table-cell table:style-name="ce1"/>
          <table:table-cell office:value-type="float" office:value="1.228000164031982" table:formula="of:=[.H47] - [.K47]" table:style-name="ce1">
            <text:p>1.22800016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2.4360001" table:style-name="ce5">
            <text:p>1739043862.436</text:p>
          </table:table-cell>
          <table:table-cell office:value-type="float" office:value="1739043864.073" table:style-name="ce5">
            <text:p>1739043864.0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69998455047607" table:formula="of:=[.B48]-[.A48]" table:style-name="ce1">
            <text:p>1.636999846</text:p>
          </table:table-cell>
          <table:table-cell table:style-name="ce1"/>
          <table:table-cell office:value-type="float" office:value="0.9300000667572017" table:formula="of:=[.H48] - [.K48]" table:style-name="ce1">
            <text:p>0.93000006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5.069" table:style-name="ce5">
            <text:p>1739043865.069</text:p>
          </table:table-cell>
          <table:table-cell office:value-type="float" office:value="1739043866.6730001" table:style-name="ce5">
            <text:p>1739043866.6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40000915527344" table:formula="of:=[.B49]-[.A49]" table:style-name="ce1">
            <text:p>1.604000092</text:p>
          </table:table-cell>
          <table:table-cell table:style-name="ce1"/>
          <table:table-cell office:value-type="float" office:value="0.89700031280517534" table:formula="of:=[.H49] - [.K49]" table:style-name="ce1">
            <text:p>0.8970003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5.4030001" table:style-name="ce5">
            <text:p>1739043865.403</text:p>
          </table:table-cell>
          <table:table-cell office:value-type="float" office:value="1739043867.0669999" table:style-name="ce5">
            <text:p>1739043867.0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39997959136963" table:formula="of:=[.B50]-[.A50]" table:style-name="ce1">
            <text:p>1.663999796</text:p>
          </table:table-cell>
          <table:table-cell table:style-name="ce1"/>
          <table:table-cell office:value-type="float" office:value="0.95700001716613725" table:formula="of:=[.H50] - [.K50]" table:style-name="ce1">
            <text:p>0.9570000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5.7360001" table:style-name="ce5">
            <text:p>1739043865.736</text:p>
          </table:table-cell>
          <table:table-cell office:value-type="float" office:value="1739043869.941" table:style-name="ce5">
            <text:p>1739043869.9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2049999237060547" table:formula="of:=[.B51]-[.A51]" table:style-name="ce1">
            <text:p>4.204999924</text:p>
          </table:table-cell>
          <table:table-cell table:style-name="ce1"/>
          <table:table-cell office:value-type="float" office:value="3.4980001449584956" table:formula="of:=[.H51] - [.K51]" table:style-name="ce1">
            <text:p>3.49800014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5.7690001" table:style-name="ce5">
            <text:p>1739043865.769</text:p>
          </table:table-cell>
          <table:table-cell office:value-type="float" office:value="1739043870.2520001" table:style-name="ce5">
            <text:p>1739043870.2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4830000400543213" table:formula="of:=[.B52]-[.A52]" table:style-name="ce1">
            <text:p>4.48300004</text:p>
          </table:table-cell>
          <table:table-cell table:style-name="ce1"/>
          <table:table-cell office:value-type="float" office:value="3.7760002613067623" table:formula="of:=[.H52] - [.K52]" table:style-name="ce1">
            <text:p>3.77600026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68.6029999" table:style-name="ce5">
            <text:p>1739043868.603</text:p>
          </table:table-cell>
          <table:table-cell office:value-type="float" office:value="1739043873.5309999" table:style-name="ce5">
            <text:p>1739043873.5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9279999732971191" table:formula="of:=[.B53]-[.A53]" table:style-name="ce1">
            <text:p>4.927999973</text:p>
          </table:table-cell>
          <table:table-cell table:style-name="ce1"/>
          <table:table-cell office:value-type="float" office:value="4.2210001945495605" table:formula="of:=[.H53] - [.K53]" table:style-name="ce1">
            <text:p>4.2210001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72.9030001" table:style-name="ce5">
            <text:p>1739043872.903</text:p>
          </table:table-cell>
          <table:table-cell office:value-type="float" office:value="1739043875.7260001" table:style-name="ce5">
            <text:p>1739043875.7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229999542236328" table:formula="of:=[.B54]-[.A54]" table:style-name="ce1">
            <text:p>2.822999954</text:p>
          </table:table-cell>
          <table:table-cell table:style-name="ce1"/>
          <table:table-cell office:value-type="float" office:value="2.1160001754760738" table:formula="of:=[.H54] - [.K54]" table:style-name="ce1">
            <text:p>2.11600017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76.4030001" table:style-name="ce5">
            <text:p>1739043876.403</text:p>
          </table:table-cell>
          <table:table-cell office:value-type="float" office:value="1739043878.0109999" table:style-name="ce5">
            <text:p>1739043878.0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79998016357422" table:formula="of:=[.B55]-[.A55]" table:style-name="ce1">
            <text:p>1.607999802</text:p>
          </table:table-cell>
          <table:table-cell table:style-name="ce1"/>
          <table:table-cell office:value-type="float" office:value="0.90100002288818315" table:formula="of:=[.H55] - [.K55]" table:style-name="ce1">
            <text:p>0.90100002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77.1029999" table:style-name="ce5">
            <text:p>1739043877.103</text:p>
          </table:table-cell>
          <table:table-cell office:value-type="float" office:value="1739043878.8529999" table:style-name="ce5">
            <text:p>1739043878.8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" table:formula="of:=[.B56]-[.A56]" table:style-name="ce1">
            <text:p>1.75</text:p>
          </table:table-cell>
          <table:table-cell table:style-name="ce1"/>
          <table:table-cell office:value-type="float" office:value="1.043000221252441" table:formula="of:=[.H56] - [.K56]" table:style-name="ce1">
            <text:p>1.04300022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77.536" table:style-name="ce5">
            <text:p>1739043877.536</text:p>
          </table:table-cell>
          <table:table-cell office:value-type="float" office:value="1739043879.1819999" table:style-name="ce5">
            <text:p>1739043879.1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59999084472656" table:formula="of:=[.B57]-[.A57]" table:style-name="ce1">
            <text:p>1.645999908</text:p>
          </table:table-cell>
          <table:table-cell table:style-name="ce1"/>
          <table:table-cell office:value-type="float" office:value="0.93900012969970659" table:formula="of:=[.H57] - [.K57]" table:style-name="ce1">
            <text:p>0.939000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78.303" table:style-name="ce5">
            <text:p>1739043878.303</text:p>
          </table:table-cell>
          <table:table-cell office:value-type="float" office:value="1739043880.108" table:style-name="ce5">
            <text:p>1739043880.1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50000667572021" table:formula="of:=[.B58]-[.A58]" table:style-name="ce1">
            <text:p>1.805000067</text:p>
          </table:table-cell>
          <table:table-cell table:style-name="ce1"/>
          <table:table-cell office:value-type="float" office:value="1.0980002880096431" table:formula="of:=[.H58] - [.K58]" table:style-name="ce1">
            <text:p>1.09800028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1.7030001" table:style-name="ce5">
            <text:p>1739043881.703</text:p>
          </table:table-cell>
          <table:table-cell office:value-type="float" office:value="1739043883.8829999" table:style-name="ce5">
            <text:p>1739043883.8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79999828338623" table:formula="of:=[.B59]-[.A59]" table:style-name="ce1">
            <text:p>2.179999828</text:p>
          </table:table-cell>
          <table:table-cell table:style-name="ce1"/>
          <table:table-cell office:value-type="float" office:value="1.473000049591064" table:formula="of:=[.H59] - [.K59]" table:style-name="ce1">
            <text:p>1.4730000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2.569" table:style-name="ce5">
            <text:p>1739043882.569</text:p>
          </table:table-cell>
          <table:table-cell office:value-type="float" office:value="1739043884.1919999" table:style-name="ce5">
            <text:p>1739043884.1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2999906539917" table:formula="of:=[.B60]-[.A60]" table:style-name="ce1">
            <text:p>1.622999907</text:p>
          </table:table-cell>
          <table:table-cell table:style-name="ce1"/>
          <table:table-cell office:value-type="float" office:value="0.91600012779235795" table:formula="of:=[.H60] - [.K60]" table:style-name="ce1">
            <text:p>0.91600012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3.2690001" table:style-name="ce5">
            <text:p>1739043883.269</text:p>
          </table:table-cell>
          <table:table-cell office:value-type="float" office:value="1739043886.138" table:style-name="ce5">
            <text:p>1739043886.1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689999580383301" table:formula="of:=[.B61]-[.A61]" table:style-name="ce1">
            <text:p>2.868999958</text:p>
          </table:table-cell>
          <table:table-cell table:style-name="ce1"/>
          <table:table-cell office:value-type="float" office:value="2.162000179290771" table:formula="of:=[.H61] - [.K61]" table:style-name="ce1">
            <text:p>2.16200017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4.869" table:style-name="ce5">
            <text:p>1739043884.869</text:p>
          </table:table-cell>
          <table:table-cell office:value-type="float" office:value="1739043887.204" table:style-name="ce5">
            <text:p>1739043887.2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350000381469727" table:formula="of:=[.B62]-[.A62]" table:style-name="ce1">
            <text:p>2.335000038</text:p>
          </table:table-cell>
          <table:table-cell table:style-name="ce1"/>
          <table:table-cell office:value-type="float" office:value="1.6280002593994136" table:formula="of:=[.H62] - [.K62]" table:style-name="ce1">
            <text:p>1.62800025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5.7360001" table:style-name="ce5">
            <text:p>1739043885.736</text:p>
          </table:table-cell>
          <table:table-cell office:value-type="float" office:value="1739043887.5969999" table:style-name="ce5">
            <text:p>1739043887.5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609998226165771" table:formula="of:=[.B63]-[.A63]" table:style-name="ce1">
            <text:p>1.860999823</text:p>
          </table:table-cell>
          <table:table-cell table:style-name="ce1"/>
          <table:table-cell office:value-type="float" office:value="1.1540000438690181" table:formula="of:=[.H63] - [.K63]" table:style-name="ce1">
            <text:p>1.15400004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6.003" table:style-name="ce5">
            <text:p>1739043886.003</text:p>
          </table:table-cell>
          <table:table-cell office:value-type="float" office:value="1739043887.9089999" table:style-name="ce5">
            <text:p>1739043887.9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059998989105225" table:formula="of:=[.B64]-[.A64]" table:style-name="ce1">
            <text:p>1.905999899</text:p>
          </table:table-cell>
          <table:table-cell table:style-name="ce1"/>
          <table:table-cell office:value-type="float" office:value="1.1990001201629634" table:formula="of:=[.H64] - [.K64]" table:style-name="ce1">
            <text:p>1.1990001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6.536" table:style-name="ce5">
            <text:p>1739043886.536</text:p>
          </table:table-cell>
          <table:table-cell office:value-type="float" office:value="1739043888.382" table:style-name="ce5">
            <text:p>1739043888.3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459999561309814" table:formula="of:=[.B65]-[.A65]" table:style-name="ce1">
            <text:p>1.845999956</text:p>
          </table:table-cell>
          <table:table-cell table:style-name="ce1"/>
          <table:table-cell office:value-type="float" office:value="1.1390001773834224" table:formula="of:=[.H65] - [.K65]" table:style-name="ce1">
            <text:p>1.13900017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7.036" table:style-name="ce5">
            <text:p>1739043887.036</text:p>
          </table:table-cell>
          <table:table-cell office:value-type="float" office:value="1739043889.1819999" table:style-name="ce5">
            <text:p>1739043889.1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459999084472656" table:formula="of:=[.B66]-[.A66]" table:style-name="ce1">
            <text:p>2.145999908</text:p>
          </table:table-cell>
          <table:table-cell table:style-name="ce1"/>
          <table:table-cell office:value-type="float" office:value="1.4390001296997066" table:formula="of:=[.H66] - [.K66]" table:style-name="ce1">
            <text:p>1.439000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7.503" table:style-name="ce5">
            <text:p>1739043887.503</text:p>
          </table:table-cell>
          <table:table-cell office:value-type="float" office:value="1739043889.506" table:style-name="ce5">
            <text:p>1739043889.50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03000020980835" table:formula="of:=[.B67]-[.A67]" table:style-name="ce1">
            <text:p>2.003000021</text:p>
          </table:table-cell>
          <table:table-cell table:style-name="ce1"/>
          <table:table-cell office:value-type="float" office:value="1.2960002422332759" table:formula="of:=[.H67] - [.K67]" table:style-name="ce1">
            <text:p>1.29600024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89.9030001" table:style-name="ce5">
            <text:p>1739043889.903</text:p>
          </table:table-cell>
          <table:table-cell office:value-type="float" office:value="1739043891.5120001" table:style-name="ce5">
            <text:p>1739043891.5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89999675750732" table:formula="of:=[.B68]-[.A68]" table:style-name="ce1">
            <text:p>1.608999968</text:p>
          </table:table-cell>
          <table:table-cell table:style-name="ce1"/>
          <table:table-cell office:value-type="float" office:value="0.9020001888275142" table:formula="of:=[.H68] - [.K68]" table:style-name="ce1">
            <text:p>0.90200018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90.2690001" table:style-name="ce5">
            <text:p>1739043890.269</text:p>
          </table:table-cell>
          <table:table-cell office:value-type="float" office:value="1739043892.323" table:style-name="ce5">
            <text:p>1739043892.3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539999008178711" table:formula="of:=[.B69]-[.A69]" table:style-name="ce1">
            <text:p>2.053999901</text:p>
          </table:table-cell>
          <table:table-cell table:style-name="ce1"/>
          <table:table-cell office:value-type="float" office:value="1.3470001220703121" table:formula="of:=[.H69] - [.K69]" table:style-name="ce1">
            <text:p>1.34700012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93.869" table:style-name="ce5">
            <text:p>1739043893.869</text:p>
          </table:table-cell>
          <table:table-cell office:value-type="float" office:value="1739043897.2249999" table:style-name="ce5">
            <text:p>1739043897.2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559999465942383" table:formula="of:=[.B70]-[.A70]" table:style-name="ce1">
            <text:p>3.355999947</text:p>
          </table:table-cell>
          <table:table-cell table:style-name="ce1"/>
          <table:table-cell office:value-type="float" office:value="2.6490001678466792" table:formula="of:=[.H70] - [.K70]" table:style-name="ce1">
            <text:p>2.6490001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93.9690001" table:style-name="ce5">
            <text:p>1739043893.969</text:p>
          </table:table-cell>
          <table:table-cell office:value-type="float" office:value="1739043897.579" table:style-name="ce5">
            <text:p>1739043897.5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6099998950958252" table:formula="of:=[.B71]-[.A71]" table:style-name="ce1">
            <text:p>3.609999895</text:p>
          </table:table-cell>
          <table:table-cell table:style-name="ce1"/>
          <table:table-cell office:value-type="float" office:value="2.9030001163482662" table:formula="of:=[.H71] - [.K71]" table:style-name="ce1">
            <text:p>2.9030001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97.1029999" table:style-name="ce5">
            <text:p>1739043897.103</text:p>
          </table:table-cell>
          <table:table-cell office:value-type="float" office:value="1739043898.9579999" table:style-name="ce5">
            <text:p>1739043898.9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50000190734863" table:formula="of:=[.B72]-[.A72]" table:style-name="ce1">
            <text:p>1.855000019</text:p>
          </table:table-cell>
          <table:table-cell table:style-name="ce1"/>
          <table:table-cell office:value-type="float" office:value="1.1480002403259273" table:formula="of:=[.H72] - [.K72]" table:style-name="ce1">
            <text:p>1.148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898.569" table:style-name="ce5">
            <text:p>1739043898.569</text:p>
          </table:table-cell>
          <table:table-cell office:value-type="float" office:value="1739043901.096" table:style-name="ce5">
            <text:p>1739043901.09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269999504089355" table:formula="of:=[.B73]-[.A73]" table:style-name="ce1">
            <text:p>2.52699995</text:p>
          </table:table-cell>
          <table:table-cell table:style-name="ce1"/>
          <table:table-cell office:value-type="float" office:value="1.8200001716613765" table:formula="of:=[.H73] - [.K73]" table:style-name="ce1">
            <text:p>1.82000017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0.7690001" table:style-name="ce5">
            <text:p>1739043900.769</text:p>
          </table:table-cell>
          <table:table-cell office:value-type="float" office:value="1739043903.138" table:style-name="ce5">
            <text:p>1739043903.1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689999580383301" table:formula="of:=[.B74]-[.A74]" table:style-name="ce1">
            <text:p>2.368999958</text:p>
          </table:table-cell>
          <table:table-cell table:style-name="ce1"/>
          <table:table-cell office:value-type="float" office:value="1.662000179290771" table:formula="of:=[.H74] - [.K74]" table:style-name="ce1">
            <text:p>1.66200017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1.803" table:style-name="ce5">
            <text:p>1739043901.803</text:p>
          </table:table-cell>
          <table:table-cell office:value-type="float" office:value="1739043903.4649999" table:style-name="ce5">
            <text:p>1739043903.46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19999408721924" table:formula="of:=[.B75]-[.A75]" table:style-name="ce1">
            <text:p>1.661999941</text:p>
          </table:table-cell>
          <table:table-cell table:style-name="ce1"/>
          <table:table-cell office:value-type="float" office:value="0.95500016212463334" table:formula="of:=[.H75] - [.K75]" table:style-name="ce1">
            <text:p>0.95500016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2.003" table:style-name="ce5">
            <text:p>1739043902.003</text:p>
          </table:table-cell>
          <table:table-cell office:value-type="float" office:value="1739043903.7820001" table:style-name="ce5">
            <text:p>1739043903.7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90000438690186" table:formula="of:=[.B76]-[.A76]" table:style-name="ce1">
            <text:p>1.779000044</text:p>
          </table:table-cell>
          <table:table-cell table:style-name="ce1"/>
          <table:table-cell office:value-type="float" office:value="1.0720002651214595" table:formula="of:=[.H76] - [.K76]" table:style-name="ce1">
            <text:p>1.07200026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2.4690001" table:style-name="ce5">
            <text:p>1739043902.469</text:p>
          </table:table-cell>
          <table:table-cell office:value-type="float" office:value="1739043904.128" table:style-name="ce5">
            <text:p>1739043904.1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89999198913574" table:formula="of:=[.B77]-[.A77]" table:style-name="ce1">
            <text:p>1.65899992</text:p>
          </table:table-cell>
          <table:table-cell table:style-name="ce1"/>
          <table:table-cell office:value-type="float" office:value="0.95200014114379838" table:formula="of:=[.H77] - [.K77]" table:style-name="ce1">
            <text:p>0.9520001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2.9360001" table:style-name="ce5">
            <text:p>1739043902.936</text:p>
          </table:table-cell>
          <table:table-cell office:value-type="float" office:value="1739043904.566" table:style-name="ce5">
            <text:p>1739043904.5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99998760223389" table:formula="of:=[.B78]-[.A78]" table:style-name="ce1">
            <text:p>1.629999876</text:p>
          </table:table-cell>
          <table:table-cell table:style-name="ce1"/>
          <table:table-cell office:value-type="float" office:value="0.92300009727477983" table:formula="of:=[.H78] - [.K78]" table:style-name="ce1">
            <text:p>0.92300009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3.836" table:style-name="ce5">
            <text:p>1739043903.836</text:p>
          </table:table-cell>
          <table:table-cell office:value-type="float" office:value="1739043905.826" table:style-name="ce5">
            <text:p>1739043905.8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900000095367432" table:formula="of:=[.B79]-[.A79]" table:style-name="ce1">
            <text:p>1.99000001</text:p>
          </table:table-cell>
          <table:table-cell table:style-name="ce1"/>
          <table:table-cell office:value-type="float" office:value="1.2830002307891841" table:formula="of:=[.H79] - [.K79]" table:style-name="ce1">
            <text:p>1.283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4.4030001" table:style-name="ce5">
            <text:p>1739043904.403</text:p>
          </table:table-cell>
          <table:table-cell office:value-type="float" office:value="1739043906.1440001" table:style-name="ce5">
            <text:p>1739043906.1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09999370574951" table:formula="of:=[.B80]-[.A80]" table:style-name="ce1">
            <text:p>1.740999937</text:p>
          </table:table-cell>
          <table:table-cell table:style-name="ce1"/>
          <table:table-cell office:value-type="float" office:value="1.0340001583099361" table:formula="of:=[.H80] - [.K80]" table:style-name="ce1">
            <text:p>1.03400015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4.4690001" table:style-name="ce5">
            <text:p>1739043904.469</text:p>
          </table:table-cell>
          <table:table-cell office:value-type="float" office:value="1739043906.461" table:style-name="ce5">
            <text:p>1739043906.46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919998645782471" table:formula="of:=[.B81]-[.A81]" table:style-name="ce1">
            <text:p>1.991999865</text:p>
          </table:table-cell>
          <table:table-cell table:style-name="ce1"/>
          <table:table-cell office:value-type="float" office:value="1.285000085830688" table:formula="of:=[.H81] - [.K81]" table:style-name="ce1">
            <text:p>1.28500008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8.2030001" table:style-name="ce5">
            <text:p>1739043908.203</text:p>
          </table:table-cell>
          <table:table-cell office:value-type="float" office:value="1739043910.6730001" table:style-name="ce5">
            <text:p>1739043910.67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700000286102295" table:formula="of:=[.B82]-[.A82]" table:style-name="ce1">
            <text:p>2.470000029</text:p>
          </table:table-cell>
          <table:table-cell table:style-name="ce1"/>
          <table:table-cell office:value-type="float" office:value="1.7630002498626705" table:formula="of:=[.H82] - [.K82]" table:style-name="ce1">
            <text:p>1.7630002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09.7690001" table:style-name="ce5">
            <text:p>1739043909.769</text:p>
          </table:table-cell>
          <table:table-cell office:value-type="float" office:value="1739043913.3640001" table:style-name="ce5">
            <text:p>1739043913.36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5950000286102295" table:formula="of:=[.B83]-[.A83]" table:style-name="ce1">
            <text:p>3.595000029</text:p>
          </table:table-cell>
          <table:table-cell table:style-name="ce1"/>
          <table:table-cell office:value-type="float" office:value="2.8880002498626705" table:formula="of:=[.H83] - [.K83]" table:style-name="ce1">
            <text:p>2.8880002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2.1689999" table:style-name="ce5">
            <text:p>1739043912.169</text:p>
          </table:table-cell>
          <table:table-cell office:value-type="float" office:value="1739043913.9219999" table:style-name="ce5">
            <text:p>1739043913.9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3000020980835" table:formula="of:=[.B84]-[.A84]" table:style-name="ce1">
            <text:p>1.753000021</text:p>
          </table:table-cell>
          <table:table-cell table:style-name="ce1"/>
          <table:table-cell office:value-type="float" office:value="1.0460002422332759" table:formula="of:=[.H84] - [.K84]" table:style-name="ce1">
            <text:p>1.04600024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2.6029999" table:style-name="ce5">
            <text:p>1739043912.603</text:p>
          </table:table-cell>
          <table:table-cell office:value-type="float" office:value="1739043914.786" table:style-name="ce5">
            <text:p>1739043914.7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830000877380371" table:formula="of:=[.B85]-[.A85]" table:style-name="ce1">
            <text:p>2.183000088</text:p>
          </table:table-cell>
          <table:table-cell table:style-name="ce1"/>
          <table:table-cell office:value-type="float" office:value="1.4760003089904781" table:formula="of:=[.H85] - [.K85]" table:style-name="ce1">
            <text:p>1.47600030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3.4690001" table:style-name="ce5">
            <text:p>1739043913.469</text:p>
          </table:table-cell>
          <table:table-cell office:value-type="float" office:value="1739043915.2479999" table:style-name="ce5">
            <text:p>1739043915.24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89998054504395" table:formula="of:=[.B86]-[.A86]" table:style-name="ce1">
            <text:p>1.778999805</text:p>
          </table:table-cell>
          <table:table-cell table:style-name="ce1"/>
          <table:table-cell office:value-type="float" office:value="1.0720000267028804" table:formula="of:=[.H86] - [.K86]" table:style-name="ce1">
            <text:p>1.07200002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3.536" table:style-name="ce5">
            <text:p>1739043913.536</text:p>
          </table:table-cell>
          <table:table-cell office:value-type="float" office:value="1739043915.559" table:style-name="ce5">
            <text:p>1739043915.5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230000019073486" table:formula="of:=[.B87]-[.A87]" table:style-name="ce1">
            <text:p>2.023000002</text:p>
          </table:table-cell>
          <table:table-cell table:style-name="ce1"/>
          <table:table-cell office:value-type="float" office:value="1.3160002231597896" table:formula="of:=[.H87] - [.K87]" table:style-name="ce1">
            <text:p>1.31600022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4.6689999" table:style-name="ce5">
            <text:p>1739043914.669</text:p>
          </table:table-cell>
          <table:table-cell office:value-type="float" office:value="1739043916.799" table:style-name="ce5">
            <text:p>1739043916.79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30000114440918" table:formula="of:=[.B88]-[.A88]" table:style-name="ce1">
            <text:p>2.130000114</text:p>
          </table:table-cell>
          <table:table-cell table:style-name="ce1"/>
          <table:table-cell office:value-type="float" office:value="1.4230003356933589" table:formula="of:=[.H88] - [.K88]" table:style-name="ce1">
            <text:p>1.42300033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7.2030001" table:style-name="ce5">
            <text:p>1739043917.203</text:p>
          </table:table-cell>
          <table:table-cell office:value-type="float" office:value="1739043919.5940001" table:style-name="ce5">
            <text:p>1739043919.59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910000324249268" table:formula="of:=[.B89]-[.A89]" table:style-name="ce1">
            <text:p>2.391000032</text:p>
          </table:table-cell>
          <table:table-cell table:style-name="ce1"/>
          <table:table-cell office:value-type="float" office:value="1.6840002536773677" table:formula="of:=[.H89] - [.K89]" table:style-name="ce1">
            <text:p>1.68400025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18.369" table:style-name="ce5">
            <text:p>1739043918.369</text:p>
          </table:table-cell>
          <table:table-cell office:value-type="float" office:value="1739043919.987" table:style-name="ce5">
            <text:p>1739043919.9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80000305175781" table:formula="of:=[.B90]-[.A90]" table:style-name="ce1">
            <text:p>1.618000031</text:p>
          </table:table-cell>
          <table:table-cell table:style-name="ce1"/>
          <table:table-cell office:value-type="float" office:value="0.91100025177001909" table:formula="of:=[.H90] - [.K90]" table:style-name="ce1">
            <text:p>0.91100025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0.069" table:style-name="ce5">
            <text:p>1739043920.069</text:p>
          </table:table-cell>
          <table:table-cell office:value-type="float" office:value="1739043922.9230001" table:style-name="ce5">
            <text:p>1739043922.9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540000915527344" table:formula="of:=[.B91]-[.A91]" table:style-name="ce1">
            <text:p>2.854000092</text:p>
          </table:table-cell>
          <table:table-cell table:style-name="ce1"/>
          <table:table-cell office:value-type="float" office:value="2.1470003128051753" table:formula="of:=[.H91] - [.K91]" table:style-name="ce1">
            <text:p>2.1470003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0.1359999" table:style-name="ce5">
            <text:p>1739043920.136</text:p>
          </table:table-cell>
          <table:table-cell office:value-type="float" office:value="1739043923.079" table:style-name="ce5">
            <text:p>1739043923.0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430000782012939" table:formula="of:=[.B92]-[.A92]" table:style-name="ce1">
            <text:p>2.943000078</text:p>
          </table:table-cell>
          <table:table-cell table:style-name="ce1"/>
          <table:table-cell office:value-type="float" office:value="2.2360002994537349" table:formula="of:=[.H92] - [.K92]" table:style-name="ce1">
            <text:p>2.23600029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1.869" table:style-name="ce5">
            <text:p>1739043921.869</text:p>
          </table:table-cell>
          <table:table-cell office:value-type="float" office:value="1739043923.5150001" table:style-name="ce5">
            <text:p>1739043923.5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60001468658447" table:formula="of:=[.B93]-[.A93]" table:style-name="ce1">
            <text:p>1.646000147</text:p>
          </table:table-cell>
          <table:table-cell table:style-name="ce1"/>
          <table:table-cell office:value-type="float" office:value="0.93900036811828569" table:formula="of:=[.H93] - [.K93]" table:style-name="ce1">
            <text:p>0.9390003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2.536" table:style-name="ce5">
            <text:p>1739043922.536</text:p>
          </table:table-cell>
          <table:table-cell office:value-type="float" office:value="1739043926.3469999" table:style-name="ce5">
            <text:p>1739043926.34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810999870300293" table:formula="of:=[.B94]-[.A94]" table:style-name="ce1">
            <text:p>3.81099987</text:p>
          </table:table-cell>
          <table:table-cell table:style-name="ce1"/>
          <table:table-cell office:value-type="float" office:value="3.1040000915527339" table:formula="of:=[.H94] - [.K94]" table:style-name="ce1">
            <text:p>3.10400009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5.1029999" table:style-name="ce5">
            <text:p>1739043925.103</text:p>
          </table:table-cell>
          <table:table-cell office:value-type="float" office:value="1739043926.7179999" table:style-name="ce5">
            <text:p>1739043926.7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50000095367432" table:formula="of:=[.B95]-[.A95]" table:style-name="ce1">
            <text:p>1.61500001</text:p>
          </table:table-cell>
          <table:table-cell table:style-name="ce1"/>
          <table:table-cell office:value-type="float" office:value="0.90800023078918413" table:formula="of:=[.H95] - [.K95]" table:style-name="ce1">
            <text:p>0.908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5.1359999" table:style-name="ce5">
            <text:p>1739043925.136</text:p>
          </table:table-cell>
          <table:table-cell office:value-type="float" office:value="1739043927.0139999" table:style-name="ce5">
            <text:p>1739043927.0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78000020980835" table:formula="of:=[.B96]-[.A96]" table:style-name="ce1">
            <text:p>1.878000021</text:p>
          </table:table-cell>
          <table:table-cell table:style-name="ce1"/>
          <table:table-cell office:value-type="float" office:value="1.1710002422332759" table:formula="of:=[.H96] - [.K96]" table:style-name="ce1">
            <text:p>1.17100024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5.4690001" table:style-name="ce5">
            <text:p>1739043925.469</text:p>
          </table:table-cell>
          <table:table-cell office:value-type="float" office:value="1739043927.3510001" table:style-name="ce5">
            <text:p>1739043927.3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819999694824219" table:formula="of:=[.B97]-[.A97]" table:style-name="ce1">
            <text:p>1.881999969</text:p>
          </table:table-cell>
          <table:table-cell table:style-name="ce1"/>
          <table:table-cell office:value-type="float" office:value="1.1750001907348628" table:formula="of:=[.H97] - [.K97]" table:style-name="ce1">
            <text:p>1.17500019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6.336" table:style-name="ce5">
            <text:p>1739043926.336</text:p>
          </table:table-cell>
          <table:table-cell office:value-type="float" office:value="1739043928.02" table:style-name="ce5">
            <text:p>1739043928.02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840000152587891" table:formula="of:=[.B98]-[.A98]" table:style-name="ce1">
            <text:p>1.684000015</text:p>
          </table:table-cell>
          <table:table-cell table:style-name="ce1"/>
          <table:table-cell office:value-type="float" office:value="0.97700023651123002" table:formula="of:=[.H98] - [.K98]" table:style-name="ce1">
            <text:p>0.97700023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6.7360001" table:style-name="ce5">
            <text:p>1739043926.736</text:p>
          </table:table-cell>
          <table:table-cell office:value-type="float" office:value="1739043929.302" table:style-name="ce5">
            <text:p>1739043929.30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659999847412109" table:formula="of:=[.B99]-[.A99]" table:style-name="ce1">
            <text:p>2.565999985</text:p>
          </table:table-cell>
          <table:table-cell table:style-name="ce1"/>
          <table:table-cell office:value-type="float" office:value="1.8590002059936519" table:formula="of:=[.H99] - [.K99]" table:style-name="ce1">
            <text:p>1.85900020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28.369" table:style-name="ce5">
            <text:p>1739043928.369</text:p>
          </table:table-cell>
          <table:table-cell office:value-type="float" office:value="1739043930.1010001" table:style-name="ce5">
            <text:p>1739043930.10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20001125335693" table:formula="of:=[.B100]-[.A100]" table:style-name="ce1">
            <text:p>1.732000113</text:p>
          </table:table-cell>
          <table:table-cell table:style-name="ce1"/>
          <table:table-cell office:value-type="float" office:value="1.0250003337860103" table:formula="of:=[.H100] - [.K100]" table:style-name="ce1">
            <text:p>1.02500033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3.303" table:style-name="ce5">
            <text:p>1739043933.303</text:p>
          </table:table-cell>
          <table:table-cell office:value-type="float" office:value="1739043935.7260001" table:style-name="ce5">
            <text:p>1739043935.7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230000972747803" table:formula="of:=[.B101]-[.A101]" table:style-name="ce1">
            <text:p>2.423000097</text:p>
          </table:table-cell>
          <table:table-cell table:style-name="ce1"/>
          <table:table-cell office:value-type="float" office:value="1.7160003185272212" table:formula="of:=[.H101] - [.K101]" table:style-name="ce1">
            <text:p>1.71600031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4.4360001" table:style-name="ce5">
            <text:p>1739043934.436</text:p>
          </table:table-cell>
          <table:table-cell office:value-type="float" office:value="1739043936.0439999" table:style-name="ce5">
            <text:p>1739043936.0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79998016357422" table:formula="of:=[.B102]-[.A102]" table:style-name="ce1">
            <text:p>1.607999802</text:p>
          </table:table-cell>
          <table:table-cell table:style-name="ce1"/>
          <table:table-cell office:value-type="float" office:value="0.90100002288818315" table:formula="of:=[.H102] - [.K102]" table:style-name="ce1">
            <text:p>0.90100002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6.836" table:style-name="ce5">
            <text:p>1739043936.836</text:p>
          </table:table-cell>
          <table:table-cell office:value-type="float" office:value="1739043938.5829999" table:style-name="ce5">
            <text:p>1739043938.5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6999979019165" table:formula="of:=[.B103]-[.A103]" table:style-name="ce1">
            <text:p>1.746999979</text:p>
          </table:table-cell>
          <table:table-cell table:style-name="ce1"/>
          <table:table-cell office:value-type="float" office:value="1.040000200271606" table:formula="of:=[.H103] - [.K103]" table:style-name="ce1">
            <text:p>1.04000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7.336" table:style-name="ce5">
            <text:p>1739043937.336</text:p>
          </table:table-cell>
          <table:table-cell office:value-type="float" office:value="1739043938.8829999" table:style-name="ce5">
            <text:p>1739043938.8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69999313354492" table:formula="of:=[.B104]-[.A104]" table:style-name="ce1">
            <text:p>1.546999931</text:p>
          </table:table-cell>
          <table:table-cell table:style-name="ce1"/>
          <table:table-cell office:value-type="float" office:value="0.84000015258789018" table:formula="of:=[.H104] - [.K104]" table:style-name="ce1">
            <text:p>0.84000015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7.9690001" table:style-name="ce5">
            <text:p>1739043937.969</text:p>
          </table:table-cell>
          <table:table-cell office:value-type="float" office:value="1739043940.2260001" table:style-name="ce5">
            <text:p>1739043940.2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569999694824219" table:formula="of:=[.B105]-[.A105]" table:style-name="ce1">
            <text:p>2.256999969</text:p>
          </table:table-cell>
          <table:table-cell table:style-name="ce1"/>
          <table:table-cell office:value-type="float" office:value="1.5500001907348628" table:formula="of:=[.H105] - [.K105]" table:style-name="ce1">
            <text:p>1.55000019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39.303" table:style-name="ce5">
            <text:p>1739043939.303</text:p>
          </table:table-cell>
          <table:table-cell office:value-type="float" office:value="1739043941.48" table:style-name="ce5">
            <text:p>1739043941.48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770000457763672" table:formula="of:=[.B106]-[.A106]" table:style-name="ce1">
            <text:p>2.177000046</text:p>
          </table:table-cell>
          <table:table-cell table:style-name="ce1"/>
          <table:table-cell office:value-type="float" office:value="1.4700002670288081" table:formula="of:=[.H106] - [.K106]" table:style-name="ce1">
            <text:p>1.47000026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2.6029999" table:style-name="ce5">
            <text:p>1739043942.603</text:p>
          </table:table-cell>
          <table:table-cell office:value-type="float" office:value="1739043944.342" table:style-name="ce5">
            <text:p>1739043944.3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90000820159912" table:formula="of:=[.B107]-[.A107]" table:style-name="ce1">
            <text:p>1.739000082</text:p>
          </table:table-cell>
          <table:table-cell table:style-name="ce1"/>
          <table:table-cell office:value-type="float" office:value="1.0320003032684322" table:formula="of:=[.H107] - [.K107]" table:style-name="ce1">
            <text:p>1.03200030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2.7360001" table:style-name="ce5">
            <text:p>1739043942.736</text:p>
          </table:table-cell>
          <table:table-cell office:value-type="float" office:value="1739043944.5350001" table:style-name="ce5">
            <text:p>1739043944.5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90000247955322" table:formula="of:=[.B108]-[.A108]" table:style-name="ce1">
            <text:p>1.799000025</text:p>
          </table:table-cell>
          <table:table-cell table:style-name="ce1"/>
          <table:table-cell office:value-type="float" office:value="1.0920002460479732" table:formula="of:=[.H108] - [.K108]" table:style-name="ce1">
            <text:p>1.09200024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2.7690001" table:style-name="ce5">
            <text:p>1739043942.769</text:p>
          </table:table-cell>
          <table:table-cell office:value-type="float" office:value="1739043944.835" table:style-name="ce5">
            <text:p>1739043944.83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659999847412109" table:formula="of:=[.B109]-[.A109]" table:style-name="ce1">
            <text:p>2.065999985</text:p>
          </table:table-cell>
          <table:table-cell table:style-name="ce1"/>
          <table:table-cell office:value-type="float" office:value="1.3590002059936519" table:formula="of:=[.H109] - [.K109]" table:style-name="ce1">
            <text:p>1.35900020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3.1689999" table:style-name="ce5">
            <text:p>1739043943.169</text:p>
          </table:table-cell>
          <table:table-cell office:value-type="float" office:value="1739043945.214" table:style-name="ce5">
            <text:p>1739043945.2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450000762939453" table:formula="of:=[.B110]-[.A110]" table:style-name="ce1">
            <text:p>2.045000076</text:p>
          </table:table-cell>
          <table:table-cell table:style-name="ce1"/>
          <table:table-cell office:value-type="float" office:value="1.3380002975463863" table:formula="of:=[.H110] - [.K110]" table:style-name="ce1">
            <text:p>1.33800029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3.836" table:style-name="ce5">
            <text:p>1739043943.836</text:p>
          </table:table-cell>
          <table:table-cell office:value-type="float" office:value="1739043945.533" table:style-name="ce5">
            <text:p>1739043945.5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70000267028809" table:formula="of:=[.B111]-[.A111]" table:style-name="ce1">
            <text:p>1.697000027</text:p>
          </table:table-cell>
          <table:table-cell table:style-name="ce1"/>
          <table:table-cell office:value-type="float" office:value="0.99000024795532182" table:formula="of:=[.H111] - [.K111]" table:style-name="ce1">
            <text:p>0.99000024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4.003" table:style-name="ce5">
            <text:p>1739043944.003</text:p>
          </table:table-cell>
          <table:table-cell office:value-type="float" office:value="1739043947.911" table:style-name="ce5">
            <text:p>1739043947.9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079999923706055" table:formula="of:=[.B112]-[.A112]" table:style-name="ce1">
            <text:p>3.907999992</text:p>
          </table:table-cell>
          <table:table-cell table:style-name="ce1"/>
          <table:table-cell office:value-type="float" office:value="3.2010002136230464" table:formula="of:=[.H112] - [.K112]" table:style-name="ce1">
            <text:p>3.20100021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7.036" table:style-name="ce5">
            <text:p>1739043947.036</text:p>
          </table:table-cell>
          <table:table-cell office:value-type="float" office:value="1739043949.1489999" table:style-name="ce5">
            <text:p>1739043949.1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129999160766602" table:formula="of:=[.B113]-[.A113]" table:style-name="ce1">
            <text:p>2.112999916</text:p>
          </table:table-cell>
          <table:table-cell table:style-name="ce1"/>
          <table:table-cell office:value-type="float" office:value="1.4060001373291011" table:formula="of:=[.H113] - [.K113]" table:style-name="ce1">
            <text:p>1.40600013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7.836" table:style-name="ce5">
            <text:p>1739043947.836</text:p>
          </table:table-cell>
          <table:table-cell office:value-type="float" office:value="1739043950.8659999" table:style-name="ce5">
            <text:p>1739043950.86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0299999713897705" table:formula="of:=[.B114]-[.A114]" table:style-name="ce1">
            <text:p>3.029999971</text:p>
          </table:table-cell>
          <table:table-cell table:style-name="ce1"/>
          <table:table-cell office:value-type="float" office:value="2.3230001926422115" table:formula="of:=[.H114] - [.K114]" table:style-name="ce1">
            <text:p>2.32300019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49.4690001" table:style-name="ce5">
            <text:p>1739043949.469</text:p>
          </table:table-cell>
          <table:table-cell office:value-type="float" office:value="1739043951.243" table:style-name="ce5">
            <text:p>1739043951.2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39999294281006" table:formula="of:=[.B115]-[.A115]" table:style-name="ce1">
            <text:p>1.773999929</text:p>
          </table:table-cell>
          <table:table-cell table:style-name="ce1"/>
          <table:table-cell office:value-type="float" office:value="1.0670001506805415" table:formula="of:=[.H115] - [.K115]" table:style-name="ce1">
            <text:p>1.0670001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0.2690001" table:style-name="ce5">
            <text:p>1739043950.269</text:p>
          </table:table-cell>
          <table:table-cell office:value-type="float" office:value="1739043952.7279999" table:style-name="ce5">
            <text:p>1739043952.7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589998722076416" table:formula="of:=[.B116]-[.A116]" table:style-name="ce1">
            <text:p>2.458999872</text:p>
          </table:table-cell>
          <table:table-cell table:style-name="ce1"/>
          <table:table-cell office:value-type="float" office:value="1.7520000934600826" table:formula="of:=[.H116] - [.K116]" table:style-name="ce1">
            <text:p>1.75200009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0.369" table:style-name="ce5">
            <text:p>1739043950.369</text:p>
          </table:table-cell>
          <table:table-cell office:value-type="float" office:value="1739043953.027" table:style-name="ce5">
            <text:p>1739043953.0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6579999923706055" table:formula="of:=[.B117]-[.A117]" table:style-name="ce1">
            <text:p>2.657999992</text:p>
          </table:table-cell>
          <table:table-cell table:style-name="ce1"/>
          <table:table-cell office:value-type="float" office:value="1.9510002136230464" table:formula="of:=[.H117] - [.K117]" table:style-name="ce1">
            <text:p>1.95100021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1.6359999" table:style-name="ce5">
            <text:p>1739043951.636</text:p>
          </table:table-cell>
          <table:table-cell office:value-type="float" office:value="1739043953.7119999" table:style-name="ce5">
            <text:p>1739043953.7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759999752044678" table:formula="of:=[.B118]-[.A118]" table:style-name="ce1">
            <text:p>2.075999975</text:p>
          </table:table-cell>
          <table:table-cell table:style-name="ce1"/>
          <table:table-cell office:value-type="float" office:value="1.3690001964569087" table:formula="of:=[.H118] - [.K118]" table:style-name="ce1">
            <text:p>1.3690001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2.569" table:style-name="ce5">
            <text:p>1739043952.569</text:p>
          </table:table-cell>
          <table:table-cell office:value-type="float" office:value="1739043957.4579999" table:style-name="ce5">
            <text:p>1739043957.45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8889999389648438" table:formula="of:=[.B119]-[.A119]" table:style-name="ce1">
            <text:p>4.888999939</text:p>
          </table:table-cell>
          <table:table-cell table:style-name="ce1"/>
          <table:table-cell office:value-type="float" office:value="4.1820001602172852" table:formula="of:=[.H119] - [.K119]" table:style-name="ce1">
            <text:p>4.182000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6.069" table:style-name="ce5">
            <text:p>1739043956.069</text:p>
          </table:table-cell>
          <table:table-cell office:value-type="float" office:value="1739043957.7709999" table:style-name="ce5">
            <text:p>1739043957.7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19999027252197" table:formula="of:=[.B120]-[.A120]" table:style-name="ce1">
            <text:p>1.701999903</text:p>
          </table:table-cell>
          <table:table-cell table:style-name="ce1"/>
          <table:table-cell office:value-type="float" office:value="0.99500012397766069" table:formula="of:=[.H120] - [.K120]" table:style-name="ce1">
            <text:p>0.9950001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56.2690001" table:style-name="ce5">
            <text:p>1739043956.269</text:p>
          </table:table-cell>
          <table:table-cell office:value-type="float" office:value="1739043958.069" table:style-name="ce5">
            <text:p>1739043958.06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999999523162842" table:formula="of:=[.B121]-[.A121]" table:style-name="ce1">
            <text:p>1.799999952</text:p>
          </table:table-cell>
          <table:table-cell table:style-name="ce1"/>
          <table:table-cell office:value-type="float" office:value="1.0930001735687251" table:formula="of:=[.H121] - [.K121]" table:style-name="ce1">
            <text:p>1.09300017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0.836" table:style-name="ce5">
            <text:p>1739043960.836</text:p>
          </table:table-cell>
          <table:table-cell office:value-type="float" office:value="1739043962.4230001" table:style-name="ce5">
            <text:p>1739043962.4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70001316070557" table:formula="of:=[.B122]-[.A122]" table:style-name="ce1">
            <text:p>1.587000132</text:p>
          </table:table-cell>
          <table:table-cell table:style-name="ce1"/>
          <table:table-cell office:value-type="float" office:value="0.88000035285949663" table:formula="of:=[.H122] - [.K122]" table:style-name="ce1">
            <text:p>0.88000035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1.1689999" table:style-name="ce5">
            <text:p>1739043961.169</text:p>
          </table:table-cell>
          <table:table-cell office:value-type="float" office:value="1739043962.711" table:style-name="ce5">
            <text:p>1739043962.7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20000553131104" table:formula="of:=[.B123]-[.A123]" table:style-name="ce1">
            <text:p>1.542000055</text:p>
          </table:table-cell>
          <table:table-cell table:style-name="ce1"/>
          <table:table-cell office:value-type="float" office:value="0.83500027656555131" table:formula="of:=[.H123] - [.K123]" table:style-name="ce1">
            <text:p>0.83500027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1.2360001" table:style-name="ce5">
            <text:p>1739043961.236</text:p>
          </table:table-cell>
          <table:table-cell office:value-type="float" office:value="1739043963.0120001" table:style-name="ce5">
            <text:p>1739043963.0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60000228881836" table:formula="of:=[.B124]-[.A124]" table:style-name="ce1">
            <text:p>1.776000023</text:p>
          </table:table-cell>
          <table:table-cell table:style-name="ce1"/>
          <table:table-cell office:value-type="float" office:value="1.0690002441406246" table:formula="of:=[.H124] - [.K124]" table:style-name="ce1">
            <text:p>1.06900024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2.036" table:style-name="ce5">
            <text:p>1739043962.036</text:p>
          </table:table-cell>
          <table:table-cell office:value-type="float" office:value="1739043963.9330001" table:style-name="ce5">
            <text:p>1739043963.9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70000743865967" table:formula="of:=[.B125]-[.A125]" table:style-name="ce1">
            <text:p>1.897000074</text:p>
          </table:table-cell>
          <table:table-cell table:style-name="ce1"/>
          <table:table-cell office:value-type="float" office:value="1.1900002956390376" table:formula="of:=[.H125] - [.K125]" table:style-name="ce1">
            <text:p>1.1900002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2.6029999" table:style-name="ce5">
            <text:p>1739043962.603</text:p>
          </table:table-cell>
          <table:table-cell office:value-type="float" office:value="1739043964.122" table:style-name="ce5">
            <text:p>1739043964.12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190000534057617" table:formula="of:=[.B126]-[.A126]" table:style-name="ce1">
            <text:p>1.519000053</text:p>
          </table:table-cell>
          <table:table-cell table:style-name="ce1"/>
          <table:table-cell office:value-type="float" office:value="0.81200027465820268" table:formula="of:=[.H126] - [.K126]" table:style-name="ce1">
            <text:p>0.81200027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2.9690001" table:style-name="ce5">
            <text:p>1739043962.969</text:p>
          </table:table-cell>
          <table:table-cell office:value-type="float" office:value="1739043966.0599999" table:style-name="ce5">
            <text:p>1739043966.0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0909998416900635" table:formula="of:=[.B127]-[.A127]" table:style-name="ce1">
            <text:p>3.090999842</text:p>
          </table:table-cell>
          <table:table-cell table:style-name="ce1"/>
          <table:table-cell office:value-type="float" office:value="2.3840000629425044" table:formula="of:=[.H127] - [.K127]" table:style-name="ce1">
            <text:p>2.38400006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3.069" table:style-name="ce5">
            <text:p>1739043963.069</text:p>
          </table:table-cell>
          <table:table-cell office:value-type="float" office:value="1739043966.378" table:style-name="ce5">
            <text:p>1739043966.3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090000152587891" table:formula="of:=[.B128]-[.A128]" table:style-name="ce1">
            <text:p>3.309000015</text:p>
          </table:table-cell>
          <table:table-cell table:style-name="ce1"/>
          <table:table-cell office:value-type="float" office:value="2.60200023651123" table:formula="of:=[.H128] - [.K128]" table:style-name="ce1">
            <text:p>2.60200023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3.2690001" table:style-name="ce5">
            <text:p>1739043963.269</text:p>
          </table:table-cell>
          <table:table-cell office:value-type="float" office:value="1739043966.6789999" table:style-name="ce5">
            <text:p>1739043966.67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4099998474121094" table:formula="of:=[.B129]-[.A129]" table:style-name="ce1">
            <text:p>3.409999847</text:p>
          </table:table-cell>
          <table:table-cell table:style-name="ce1"/>
          <table:table-cell office:value-type="float" office:value="2.7030000686645503" table:formula="of:=[.H129] - [.K129]" table:style-name="ce1">
            <text:p>2.70300006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5.7360001" table:style-name="ce5">
            <text:p>1739043965.736</text:p>
          </table:table-cell>
          <table:table-cell office:value-type="float" office:value="1739043967.4949999" table:style-name="ce5">
            <text:p>1739043967.4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89998245239258" table:formula="of:=[.B130]-[.A130]" table:style-name="ce1">
            <text:p>1.758999825</text:p>
          </table:table-cell>
          <table:table-cell table:style-name="ce1"/>
          <table:table-cell office:value-type="float" office:value="1.0520000457763667" table:formula="of:=[.H130] - [.K130]" table:style-name="ce1">
            <text:p>1.05200004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6.1029999" table:style-name="ce5">
            <text:p>1739043966.103</text:p>
          </table:table-cell>
          <table:table-cell office:value-type="float" office:value="1739043967.7809999" table:style-name="ce5">
            <text:p>1739043967.78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79999732971191" table:formula="of:=[.B131]-[.A131]" table:style-name="ce1">
            <text:p>1.677999973</text:p>
          </table:table-cell>
          <table:table-cell table:style-name="ce1"/>
          <table:table-cell office:value-type="float" office:value="0.9710001945495601" table:formula="of:=[.H131] - [.K131]" table:style-name="ce1">
            <text:p>0.9710001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6.5699999" table:style-name="ce5">
            <text:p>1739043966.570</text:p>
          </table:table-cell>
          <table:table-cell office:value-type="float" office:value="1739043968.1860001" table:style-name="ce5">
            <text:p>1739043968.1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60001754760742" table:formula="of:=[.B132]-[.A132]" table:style-name="ce1">
            <text:p>1.616000175</text:p>
          </table:table-cell>
          <table:table-cell table:style-name="ce1"/>
          <table:table-cell office:value-type="float" office:value="0.90900039672851518" table:formula="of:=[.H132] - [.K132]" table:style-name="ce1">
            <text:p>0.90900039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6.7360001" table:style-name="ce5">
            <text:p>1739043966.736</text:p>
          </table:table-cell>
          <table:table-cell office:value-type="float" office:value="1739043968.4760001" table:style-name="ce5">
            <text:p>1739043968.4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00000095367432" table:formula="of:=[.B133]-[.A133]" table:style-name="ce1">
            <text:p>1.74000001</text:p>
          </table:table-cell>
          <table:table-cell table:style-name="ce1"/>
          <table:table-cell office:value-type="float" office:value="1.0330002307891841" table:formula="of:=[.H133] - [.K133]" table:style-name="ce1">
            <text:p>1.033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8.2030001" table:style-name="ce5">
            <text:p>1739043968.203</text:p>
          </table:table-cell>
          <table:table-cell office:value-type="float" office:value="1739043970.1340001" table:style-name="ce5">
            <text:p>1739043970.13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309999942779541" table:formula="of:=[.B134]-[.A134]" table:style-name="ce1">
            <text:p>1.930999994</text:p>
          </table:table-cell>
          <table:table-cell table:style-name="ce1"/>
          <table:table-cell office:value-type="float" office:value="1.2240002155303951" table:formula="of:=[.H134] - [.K134]" table:style-name="ce1">
            <text:p>1.2240002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8.2690001" table:style-name="ce5">
            <text:p>1739043968.269</text:p>
          </table:table-cell>
          <table:table-cell office:value-type="float" office:value="1739043970.438" table:style-name="ce5">
            <text:p>1739043970.4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689999103546143" table:formula="of:=[.B135]-[.A135]" table:style-name="ce1">
            <text:p>2.16899991</text:p>
          </table:table-cell>
          <table:table-cell table:style-name="ce1"/>
          <table:table-cell office:value-type="float" office:value="1.4620001316070552" table:formula="of:=[.H135] - [.K135]" table:style-name="ce1">
            <text:p>1.46200013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9.003" table:style-name="ce5">
            <text:p>1739043969.003</text:p>
          </table:table-cell>
          <table:table-cell office:value-type="float" office:value="1739043970.7309999" table:style-name="ce5">
            <text:p>1739043970.7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279999256134033" table:formula="of:=[.B136]-[.A136]" table:style-name="ce1">
            <text:p>1.727999926</text:p>
          </table:table-cell>
          <table:table-cell table:style-name="ce1"/>
          <table:table-cell office:value-type="float" office:value="1.0210001468658443" table:formula="of:=[.H136] - [.K136]" table:style-name="ce1">
            <text:p>1.02100014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69.4690001" table:style-name="ce5">
            <text:p>1739043969.469</text:p>
          </table:table-cell>
          <table:table-cell office:value-type="float" office:value="1739043971.175" table:style-name="ce5">
            <text:p>1739043971.1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59998512268066" table:formula="of:=[.B137]-[.A137]" table:style-name="ce1">
            <text:p>1.705999851</text:p>
          </table:table-cell>
          <table:table-cell table:style-name="ce1"/>
          <table:table-cell office:value-type="float" office:value="0.9990000724792476" table:formula="of:=[.H137] - [.K137]" table:style-name="ce1">
            <text:p>0.99900007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1.369" table:style-name="ce5">
            <text:p>1739043971.369</text:p>
          </table:table-cell>
          <table:table-cell office:value-type="float" office:value="1739043972.974" table:style-name="ce5">
            <text:p>1739043972.9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50000190734863" table:formula="of:=[.B138]-[.A138]" table:style-name="ce1">
            <text:p>1.605000019</text:p>
          </table:table-cell>
          <table:table-cell table:style-name="ce1"/>
          <table:table-cell office:value-type="float" office:value="0.89800024032592729" table:formula="of:=[.H138] - [.K138]" table:style-name="ce1">
            <text:p>0.898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1.9030001" table:style-name="ce5">
            <text:p>1739043971.903</text:p>
          </table:table-cell>
          <table:table-cell office:value-type="float" office:value="1739043973.8440001" table:style-name="ce5">
            <text:p>1739043973.8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409999847412109" table:formula="of:=[.B139]-[.A139]" table:style-name="ce1">
            <text:p>1.940999985</text:p>
          </table:table-cell>
          <table:table-cell table:style-name="ce1"/>
          <table:table-cell office:value-type="float" office:value="1.2340002059936519" table:formula="of:=[.H139] - [.K139]" table:style-name="ce1">
            <text:p>1.23400020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2.1689999" table:style-name="ce5">
            <text:p>1739043972.169</text:p>
          </table:table-cell>
          <table:table-cell office:value-type="float" office:value="1739043973.859" table:style-name="ce5">
            <text:p>1739043973.8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0000057220459" table:formula="of:=[.B140]-[.A140]" table:style-name="ce1">
            <text:p>1.690000057</text:p>
          </table:table-cell>
          <table:table-cell table:style-name="ce1"/>
          <table:table-cell office:value-type="float" office:value="0.98300027847289995" table:formula="of:=[.H140] - [.K140]" table:style-name="ce1">
            <text:p>0.98300027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2.336" table:style-name="ce5">
            <text:p>1739043972.336</text:p>
          </table:table-cell>
          <table:table-cell office:value-type="float" office:value="1739043975.052" table:style-name="ce5">
            <text:p>1739043975.0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160000801086426" table:formula="of:=[.B141]-[.A141]" table:style-name="ce1">
            <text:p>2.71600008</text:p>
          </table:table-cell>
          <table:table-cell table:style-name="ce1"/>
          <table:table-cell office:value-type="float" office:value="2.0090003013610835" table:formula="of:=[.H141] - [.K141]" table:style-name="ce1">
            <text:p>2.00900030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5.47" table:style-name="ce5">
            <text:p>1739043975.470</text:p>
          </table:table-cell>
          <table:table-cell office:value-type="float" office:value="1739043977.1099999" table:style-name="ce5">
            <text:p>1739043977.1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399998664855957" table:formula="of:=[.B142]-[.A142]" table:style-name="ce1">
            <text:p>1.639999866</text:p>
          </table:table-cell>
          <table:table-cell table:style-name="ce1"/>
          <table:table-cell office:value-type="float" office:value="0.93300008773803667" table:formula="of:=[.H142] - [.K142]" table:style-name="ce1">
            <text:p>0.93300008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6.7030001" table:style-name="ce5">
            <text:p>1739043976.703</text:p>
          </table:table-cell>
          <table:table-cell office:value-type="float" office:value="1739043978.372" table:style-name="ce5">
            <text:p>1739043978.3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89999103546143" table:formula="of:=[.B143]-[.A143]" table:style-name="ce1">
            <text:p>1.66899991</text:p>
          </table:table-cell>
          <table:table-cell table:style-name="ce1"/>
          <table:table-cell office:value-type="float" office:value="0.96200013160705522" table:formula="of:=[.H143] - [.K143]" table:style-name="ce1">
            <text:p>0.96200013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8.97" table:style-name="ce5">
            <text:p>1739043978.970</text:p>
          </table:table-cell>
          <table:table-cell office:value-type="float" office:value="1739043982.9519999" table:style-name="ce5">
            <text:p>1739043982.9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9819998741149902" table:formula="of:=[.B144]-[.A144]" table:style-name="ce1">
            <text:p>3.981999874</text:p>
          </table:table-cell>
          <table:table-cell table:style-name="ce1"/>
          <table:table-cell office:value-type="float" office:value="3.2750000953674312" table:formula="of:=[.H144] - [.K144]" table:style-name="ce1">
            <text:p>3.2750000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79.003" table:style-name="ce5">
            <text:p>1739043979.003</text:p>
          </table:table-cell>
          <table:table-cell office:value-type="float" office:value="1739043983.1359999" table:style-name="ce5">
            <text:p>1739043983.13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1329998970031738" table:formula="of:=[.B145]-[.A145]" table:style-name="ce1">
            <text:p>4.132999897</text:p>
          </table:table-cell>
          <table:table-cell table:style-name="ce1"/>
          <table:table-cell office:value-type="float" office:value="3.4260001182556148" table:formula="of:=[.H145] - [.K145]" table:style-name="ce1">
            <text:p>3.42600011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1.47" table:style-name="ce5">
            <text:p>1739043981.470</text:p>
          </table:table-cell>
          <table:table-cell office:value-type="float" office:value="1739043983.45" table:style-name="ce5">
            <text:p>1739043983.45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00000190734863" table:formula="of:=[.B146]-[.A146]" table:style-name="ce1">
            <text:p>1.980000019</text:p>
          </table:table-cell>
          <table:table-cell table:style-name="ce1"/>
          <table:table-cell office:value-type="float" office:value="1.2730002403259273" table:formula="of:=[.H146] - [.K146]" table:style-name="ce1">
            <text:p>1.273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2.003" table:style-name="ce5">
            <text:p>1739043982.003</text:p>
          </table:table-cell>
          <table:table-cell office:value-type="float" office:value="1739043983.783" table:style-name="ce5">
            <text:p>1739043983.7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99999713897705" table:formula="of:=[.B147]-[.A147]" table:style-name="ce1">
            <text:p>1.779999971</text:p>
          </table:table-cell>
          <table:table-cell table:style-name="ce1"/>
          <table:table-cell office:value-type="float" office:value="1.0730001926422115" table:formula="of:=[.H147] - [.K147]" table:style-name="ce1">
            <text:p>1.07300019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2.836" table:style-name="ce5">
            <text:p>1739043982.836</text:p>
          </table:table-cell>
          <table:table-cell office:value-type="float" office:value="1739043984.6429999" table:style-name="ce5">
            <text:p>1739043984.6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69999217987061" table:formula="of:=[.B148]-[.A148]" table:style-name="ce1">
            <text:p>1.806999922</text:p>
          </table:table-cell>
          <table:table-cell table:style-name="ce1"/>
          <table:table-cell office:value-type="float" office:value="1.100000143051147" table:formula="of:=[.H148] - [.K148]" table:style-name="ce1">
            <text:p>1.10000014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3.2360001" table:style-name="ce5">
            <text:p>1739043983.236</text:p>
          </table:table-cell>
          <table:table-cell office:value-type="float" office:value="1739043984.9389999" table:style-name="ce5">
            <text:p>1739043984.9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29998302459717" table:formula="of:=[.B149]-[.A149]" table:style-name="ce1">
            <text:p>1.70299983</text:p>
          </table:table-cell>
          <table:table-cell table:style-name="ce1"/>
          <table:table-cell office:value-type="float" office:value="0.99600005149841264" table:formula="of:=[.H149] - [.K149]" table:style-name="ce1">
            <text:p>0.9960000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4.503" table:style-name="ce5">
            <text:p>1739043984.503</text:p>
          </table:table-cell>
          <table:table-cell office:value-type="float" office:value="1739043986.115" table:style-name="ce5">
            <text:p>1739043986.1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19999885559082" table:formula="of:=[.B150]-[.A150]" table:style-name="ce1">
            <text:p>1.611999989</text:p>
          </table:table-cell>
          <table:table-cell table:style-name="ce1"/>
          <table:table-cell office:value-type="float" office:value="0.90500020980834917" table:formula="of:=[.H150] - [.K150]" table:style-name="ce1">
            <text:p>0.9050002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5.2690001" table:style-name="ce5">
            <text:p>1739043985.269</text:p>
          </table:table-cell>
          <table:table-cell office:value-type="float" office:value="1739043988.3269999" table:style-name="ce5">
            <text:p>1739043988.3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057999849319458" table:formula="of:=[.B151]-[.A151]" table:style-name="ce1">
            <text:p>3.057999849</text:p>
          </table:table-cell>
          <table:table-cell table:style-name="ce1"/>
          <table:table-cell office:value-type="float" office:value="2.351000070571899" table:formula="of:=[.H151] - [.K151]" table:style-name="ce1">
            <text:p>2.35100007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5.303" table:style-name="ce5">
            <text:p>1739043985.303</text:p>
          </table:table-cell>
          <table:table-cell office:value-type="float" office:value="1739043988.6170001" table:style-name="ce5">
            <text:p>1739043988.6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14000129699707" table:formula="of:=[.B152]-[.A152]" table:style-name="ce1">
            <text:p>3.31400013</text:p>
          </table:table-cell>
          <table:table-cell table:style-name="ce1"/>
          <table:table-cell office:value-type="float" office:value="2.607000350952148" table:formula="of:=[.H152] - [.K152]" table:style-name="ce1">
            <text:p>2.6070003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5.4690001" table:style-name="ce5">
            <text:p>1739043985.469</text:p>
          </table:table-cell>
          <table:table-cell office:value-type="float" office:value="1739043989" table:style-name="ce5">
            <text:p>1739043989.0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5309998989105225" table:formula="of:=[.B153]-[.A153]" table:style-name="ce1">
            <text:p>3.530999899</text:p>
          </table:table-cell>
          <table:table-cell table:style-name="ce1"/>
          <table:table-cell office:value-type="float" office:value="2.8240001201629634" table:formula="of:=[.H153] - [.K153]" table:style-name="ce1">
            <text:p>2.8240001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9.4360001" table:style-name="ce5">
            <text:p>1739043989.436</text:p>
          </table:table-cell>
          <table:table-cell office:value-type="float" office:value="1739043991.013" table:style-name="ce5">
            <text:p>1739043991.0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69999027252197" table:formula="of:=[.B154]-[.A154]" table:style-name="ce1">
            <text:p>1.576999903</text:p>
          </table:table-cell>
          <table:table-cell table:style-name="ce1"/>
          <table:table-cell office:value-type="float" office:value="0.87000012397766069" table:formula="of:=[.H154] - [.K154]" table:style-name="ce1">
            <text:p>0.8700001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89.77" table:style-name="ce5">
            <text:p>1739043989.770</text:p>
          </table:table-cell>
          <table:table-cell office:value-type="float" office:value="1739043991.3239999" table:style-name="ce5">
            <text:p>1739043991.3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539999008178711" table:formula="of:=[.B155]-[.A155]" table:style-name="ce1">
            <text:p>1.553999901</text:p>
          </table:table-cell>
          <table:table-cell table:style-name="ce1"/>
          <table:table-cell office:value-type="float" office:value="0.84700012207031206" table:formula="of:=[.H155] - [.K155]" table:style-name="ce1">
            <text:p>0.84700012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0.036" table:style-name="ce5">
            <text:p>1739043990.036</text:p>
          </table:table-cell>
          <table:table-cell office:value-type="float" office:value="1739043991.615" table:style-name="ce5">
            <text:p>1739043991.6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89999961853027" table:formula="of:=[.B156]-[.A156]" table:style-name="ce1">
            <text:p>1.578999996</text:p>
          </table:table-cell>
          <table:table-cell table:style-name="ce1"/>
          <table:table-cell office:value-type="float" office:value="0.8720002174377437" table:formula="of:=[.H156] - [.K156]" table:style-name="ce1">
            <text:p>0.8720002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0.27" table:style-name="ce5">
            <text:p>1739043990.270</text:p>
          </table:table-cell>
          <table:table-cell office:value-type="float" office:value="1739043991.915" table:style-name="ce5">
            <text:p>1739043991.9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49999809265137" table:formula="of:=[.B157]-[.A157]" table:style-name="ce1">
            <text:p>1.644999981</text:p>
          </table:table-cell>
          <table:table-cell table:style-name="ce1"/>
          <table:table-cell office:value-type="float" office:value="0.93800020217895463" table:formula="of:=[.H157] - [.K157]" table:style-name="ce1">
            <text:p>0.9380002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0.6359999" table:style-name="ce5">
            <text:p>1739043990.636</text:p>
          </table:table-cell>
          <table:table-cell office:value-type="float" office:value="1739043992.21" table:style-name="ce5">
            <text:p>1739043992.2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40001201629639" table:formula="of:=[.B158]-[.A158]" table:style-name="ce1">
            <text:p>1.57400012</text:p>
          </table:table-cell>
          <table:table-cell table:style-name="ce1"/>
          <table:table-cell office:value-type="float" office:value="0.86700034141540483" table:formula="of:=[.H158] - [.K158]" table:style-name="ce1">
            <text:p>0.8670003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0.6700001" table:style-name="ce5">
            <text:p>1739043990.670</text:p>
          </table:table-cell>
          <table:table-cell office:value-type="float" office:value="1739043992.507" table:style-name="ce5">
            <text:p>1739043992.5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369998931884766" table:formula="of:=[.B159]-[.A159]" table:style-name="ce1">
            <text:p>1.836999893</text:p>
          </table:table-cell>
          <table:table-cell table:style-name="ce1"/>
          <table:table-cell office:value-type="float" office:value="1.1300001144409175" table:formula="of:=[.H159] - [.K159]" table:style-name="ce1">
            <text:p>1.13000011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1.003" table:style-name="ce5">
            <text:p>1739043991.003</text:p>
          </table:table-cell>
          <table:table-cell office:value-type="float" office:value="1739043992.8080001" table:style-name="ce5">
            <text:p>1739043992.8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50000667572021" table:formula="of:=[.B160]-[.A160]" table:style-name="ce1">
            <text:p>1.805000067</text:p>
          </table:table-cell>
          <table:table-cell table:style-name="ce1"/>
          <table:table-cell office:value-type="float" office:value="1.0980002880096431" table:formula="of:=[.H160] - [.K160]" table:style-name="ce1">
            <text:p>1.09800028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1.336" table:style-name="ce5">
            <text:p>1739043991.336</text:p>
          </table:table-cell>
          <table:table-cell office:value-type="float" office:value="1739043993.1099999" table:style-name="ce5">
            <text:p>1739043993.1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39999294281006" table:formula="of:=[.B161]-[.A161]" table:style-name="ce1">
            <text:p>1.773999929</text:p>
          </table:table-cell>
          <table:table-cell table:style-name="ce1"/>
          <table:table-cell office:value-type="float" office:value="1.0670001506805415" table:formula="of:=[.H161] - [.K161]" table:style-name="ce1">
            <text:p>1.0670001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1.77" table:style-name="ce5">
            <text:p>1739043991.770</text:p>
          </table:table-cell>
          <table:table-cell office:value-type="float" office:value="1739043993.3970001" table:style-name="ce5">
            <text:p>1739043993.3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7000093460083" table:formula="of:=[.B162]-[.A162]" table:style-name="ce1">
            <text:p>1.627000093</text:p>
          </table:table-cell>
          <table:table-cell table:style-name="ce1"/>
          <table:table-cell office:value-type="float" office:value="0.92000031471252397" table:formula="of:=[.H162] - [.K162]" table:style-name="ce1">
            <text:p>0.92000031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2.27" table:style-name="ce5">
            <text:p>1739043992.270</text:p>
          </table:table-cell>
          <table:table-cell office:value-type="float" office:value="1739043993.7980001" table:style-name="ce5">
            <text:p>1739043993.79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280001163482666" table:formula="of:=[.B163]-[.A163]" table:style-name="ce1">
            <text:p>1.528000116</text:p>
          </table:table-cell>
          <table:table-cell table:style-name="ce1"/>
          <table:table-cell office:value-type="float" office:value="0.82100033760070756" table:formula="of:=[.H163] - [.K163]" table:style-name="ce1">
            <text:p>0.82100033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2.5699999" table:style-name="ce5">
            <text:p>1739043992.570</text:p>
          </table:table-cell>
          <table:table-cell office:value-type="float" office:value="1739043995.47" table:style-name="ce5">
            <text:p>1739043995.4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000000953674316" table:formula="of:=[.B164]-[.A164]" table:style-name="ce1">
            <text:p>2.900000095</text:p>
          </table:table-cell>
          <table:table-cell table:style-name="ce1"/>
          <table:table-cell office:value-type="float" office:value="2.1930003166198726" table:formula="of:=[.H164] - [.K164]" table:style-name="ce1">
            <text:p>2.1930003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6.1359999" table:style-name="ce5">
            <text:p>1739043996.136</text:p>
          </table:table-cell>
          <table:table-cell office:value-type="float" office:value="1739043997.8150001" table:style-name="ce5">
            <text:p>1739043997.8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90001392364502" table:formula="of:=[.B165]-[.A165]" table:style-name="ce1">
            <text:p>1.679000139</text:p>
          </table:table-cell>
          <table:table-cell table:style-name="ce1"/>
          <table:table-cell office:value-type="float" office:value="0.97200036048889116" table:formula="of:=[.H165] - [.K165]" table:style-name="ce1">
            <text:p>0.9720003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6.6029999" table:style-name="ce5">
            <text:p>1739043996.603</text:p>
          </table:table-cell>
          <table:table-cell office:value-type="float" office:value="1739043998.757" table:style-name="ce5">
            <text:p>1739043998.7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540000438690186" table:formula="of:=[.B166]-[.A166]" table:style-name="ce1">
            <text:p>2.154000044</text:p>
          </table:table-cell>
          <table:table-cell table:style-name="ce1"/>
          <table:table-cell office:value-type="float" office:value="1.4470002651214595" table:formula="of:=[.H166] - [.K166]" table:style-name="ce1">
            <text:p>1.44700026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3998.1689999" table:style-name="ce5">
            <text:p>1739043998.169</text:p>
          </table:table-cell>
          <table:table-cell office:value-type="float" office:value="1739044001.2869999" table:style-name="ce5">
            <text:p>1739044001.2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180000305175781" table:formula="of:=[.B167]-[.A167]" table:style-name="ce1">
            <text:p>3.118000031</text:p>
          </table:table-cell>
          <table:table-cell table:style-name="ce1"/>
          <table:table-cell office:value-type="float" office:value="2.4110002517700191" table:formula="of:=[.H167] - [.K167]" table:style-name="ce1">
            <text:p>2.41100025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03.4690001" table:style-name="ce5">
            <text:p>1739044003.469</text:p>
          </table:table-cell>
          <table:table-cell office:value-type="float" office:value="1739044006.5969999" table:style-name="ce5">
            <text:p>1739044006.5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279997825622559" table:formula="of:=[.B168]-[.A168]" table:style-name="ce1">
            <text:p>3.127999783</text:p>
          </table:table-cell>
          <table:table-cell table:style-name="ce1"/>
          <table:table-cell office:value-type="float" office:value="2.4210000038146968" table:formula="of:=[.H168] - [.K168]" table:style-name="ce1">
            <text:p>2.4210000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05.536" table:style-name="ce5">
            <text:p>1739044005.536</text:p>
          </table:table-cell>
          <table:table-cell office:value-type="float" office:value="1739044007.339" table:style-name="ce5">
            <text:p>1739044007.33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29999732971191" table:formula="of:=[.B169]-[.A169]" table:style-name="ce1">
            <text:p>1.802999973</text:p>
          </table:table-cell>
          <table:table-cell table:style-name="ce1"/>
          <table:table-cell office:value-type="float" office:value="1.0960001945495601" table:formula="of:=[.H169] - [.K169]" table:style-name="ce1">
            <text:p>1.0960001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06.0699999" table:style-name="ce5">
            <text:p>1739044006.070</text:p>
          </table:table-cell>
          <table:table-cell office:value-type="float" office:value="1739044007.7550001" table:style-name="ce5">
            <text:p>1739044007.7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850001811981201" table:formula="of:=[.B170]-[.A170]" table:style-name="ce1">
            <text:p>1.685000181</text:p>
          </table:table-cell>
          <table:table-cell table:style-name="ce1"/>
          <table:table-cell office:value-type="float" office:value="0.97800040245056108" table:formula="of:=[.H170] - [.K170]" table:style-name="ce1">
            <text:p>0.9780004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06.47" table:style-name="ce5">
            <text:p>1739044006.470</text:p>
          </table:table-cell>
          <table:table-cell office:value-type="float" office:value="1739044011.8840001" table:style-name="ce5">
            <text:p>1739044011.8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4140000343322754" table:formula="of:=[.B171]-[.A171]" table:style-name="ce1">
            <text:p>5.414000034</text:p>
          </table:table-cell>
          <table:table-cell table:style-name="ce1"/>
          <table:table-cell office:value-type="float" office:value="4.7070002555847168" table:formula="of:=[.H171] - [.K171]" table:style-name="ce1">
            <text:p>4.70700025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0.6359999" table:style-name="ce5">
            <text:p>1739044010.636</text:p>
          </table:table-cell>
          <table:table-cell office:value-type="float" office:value="1739044012.289" table:style-name="ce5">
            <text:p>1739044012.28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530001163482666" table:formula="of:=[.B172]-[.A172]" table:style-name="ce1">
            <text:p>1.653000116</text:p>
          </table:table-cell>
          <table:table-cell table:style-name="ce1"/>
          <table:table-cell office:value-type="float" office:value="0.94600033760070756" table:formula="of:=[.H172] - [.K172]" table:style-name="ce1">
            <text:p>0.94600033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1.0699999" table:style-name="ce5">
            <text:p>1739044011.070</text:p>
          </table:table-cell>
          <table:table-cell office:value-type="float" office:value="1739044012.832" table:style-name="ce5">
            <text:p>1739044012.8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20000839233398" table:formula="of:=[.B173]-[.A173]" table:style-name="ce1">
            <text:p>1.762000084</text:p>
          </table:table-cell>
          <table:table-cell table:style-name="ce1"/>
          <table:table-cell office:value-type="float" office:value="1.0550003051757808" table:formula="of:=[.H173] - [.K173]" table:style-name="ce1">
            <text:p>1.05500030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1.6029999" table:style-name="ce5">
            <text:p>1739044011.603</text:p>
          </table:table-cell>
          <table:table-cell office:value-type="float" office:value="1739044013.2490001" table:style-name="ce5">
            <text:p>1739044013.24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60001468658447" table:formula="of:=[.B174]-[.A174]" table:style-name="ce1">
            <text:p>1.646000147</text:p>
          </table:table-cell>
          <table:table-cell table:style-name="ce1"/>
          <table:table-cell office:value-type="float" office:value="0.93900036811828569" table:formula="of:=[.H174] - [.K174]" table:style-name="ce1">
            <text:p>0.9390003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2.503" table:style-name="ce5">
            <text:p>1739044012.503</text:p>
          </table:table-cell>
          <table:table-cell office:value-type="float" office:value="1739044016.382" table:style-name="ce5">
            <text:p>1739044016.38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8789999485015869" table:formula="of:=[.B175]-[.A175]" table:style-name="ce1">
            <text:p>3.878999949</text:p>
          </table:table-cell>
          <table:table-cell table:style-name="ce1"/>
          <table:table-cell office:value-type="float" office:value="3.1720001697540279" table:formula="of:=[.H175] - [.K175]" table:style-name="ce1">
            <text:p>3.172000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5.2360001" table:style-name="ce5">
            <text:p>1739044015.236</text:p>
          </table:table-cell>
          <table:table-cell office:value-type="float" office:value="1739044017.2379999" table:style-name="ce5">
            <text:p>1739044017.2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019998550415039" table:formula="of:=[.B176]-[.A176]" table:style-name="ce1">
            <text:p>2.001999855</text:p>
          </table:table-cell>
          <table:table-cell table:style-name="ce1"/>
          <table:table-cell office:value-type="float" office:value="1.2950000762939449" table:formula="of:=[.H176] - [.K176]" table:style-name="ce1">
            <text:p>1.29500007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5.803" table:style-name="ce5">
            <text:p>1739044015.803</text:p>
          </table:table-cell>
          <table:table-cell office:value-type="float" office:value="1739044017.5710001" table:style-name="ce5">
            <text:p>1739044017.5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80001258850098" table:formula="of:=[.B177]-[.A177]" table:style-name="ce1">
            <text:p>1.768000126</text:p>
          </table:table-cell>
          <table:table-cell table:style-name="ce1"/>
          <table:table-cell office:value-type="float" office:value="1.0610003471374507" table:formula="of:=[.H177] - [.K177]" table:style-name="ce1">
            <text:p>1.06100034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6.003" table:style-name="ce5">
            <text:p>1739044016.003</text:p>
          </table:table-cell>
          <table:table-cell office:value-type="float" office:value="1739044017.855" table:style-name="ce5">
            <text:p>1739044017.8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19999980926514" table:formula="of:=[.B178]-[.A178]" table:style-name="ce1">
            <text:p>1.851999998</text:p>
          </table:table-cell>
          <table:table-cell table:style-name="ce1"/>
          <table:table-cell office:value-type="float" office:value="1.1450002193450923" table:formula="of:=[.H178] - [.K178]" table:style-name="ce1">
            <text:p>1.14500021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6.536" table:style-name="ce5">
            <text:p>1739044016.536</text:p>
          </table:table-cell>
          <table:table-cell office:value-type="float" office:value="1739044018.3110001" table:style-name="ce5">
            <text:p>1739044018.31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50000953674316" table:formula="of:=[.B179]-[.A179]" table:style-name="ce1">
            <text:p>1.775000095</text:p>
          </table:table-cell>
          <table:table-cell table:style-name="ce1"/>
          <table:table-cell office:value-type="float" office:value="1.0680003166198726" table:formula="of:=[.H179] - [.K179]" table:style-name="ce1">
            <text:p>1.0680003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7.2360001" table:style-name="ce5">
            <text:p>1739044017.236</text:p>
          </table:table-cell>
          <table:table-cell office:value-type="float" office:value="1739044019.4070001" table:style-name="ce5">
            <text:p>1739044019.40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710000038146973" table:formula="of:=[.B180]-[.A180]" table:style-name="ce1">
            <text:p>2.171000004</text:p>
          </table:table-cell>
          <table:table-cell table:style-name="ce1"/>
          <table:table-cell office:value-type="float" office:value="1.4640002250671382" table:formula="of:=[.H180] - [.K180]" table:style-name="ce1">
            <text:p>1.46400022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8.0699999" table:style-name="ce5">
            <text:p>1739044018.070</text:p>
          </table:table-cell>
          <table:table-cell office:value-type="float" office:value="1739044019.7149999" table:style-name="ce5">
            <text:p>1739044019.7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49999809265137" table:formula="of:=[.B181]-[.A181]" table:style-name="ce1">
            <text:p>1.644999981</text:p>
          </table:table-cell>
          <table:table-cell table:style-name="ce1"/>
          <table:table-cell office:value-type="float" office:value="0.93800020217895463" table:formula="of:=[.H181] - [.K181]" table:style-name="ce1">
            <text:p>0.9380002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18.4030001" table:style-name="ce5">
            <text:p>1739044018.403</text:p>
          </table:table-cell>
          <table:table-cell office:value-type="float" office:value="1739044020.003" table:style-name="ce5">
            <text:p>1739044020.00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99999046325684" table:formula="of:=[.B182]-[.A182]" table:style-name="ce1">
            <text:p>1.599999905</text:p>
          </table:table-cell>
          <table:table-cell table:style-name="ce1"/>
          <table:table-cell office:value-type="float" office:value="0.89300012588500932" table:formula="of:=[.H182] - [.K182]" table:style-name="ce1">
            <text:p>0.89300012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0.536" table:style-name="ce5">
            <text:p>1739044020.536</text:p>
          </table:table-cell>
          <table:table-cell office:value-type="float" office:value="1739044024.277" table:style-name="ce5">
            <text:p>1739044024.27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7409999370574951" table:formula="of:=[.B183]-[.A183]" table:style-name="ce1">
            <text:p>3.740999937</text:p>
          </table:table-cell>
          <table:table-cell table:style-name="ce1"/>
          <table:table-cell office:value-type="float" office:value="3.0340001583099361" table:formula="of:=[.H183] - [.K183]" table:style-name="ce1">
            <text:p>3.03400015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3.27" table:style-name="ce5">
            <text:p>1739044023.270</text:p>
          </table:table-cell>
          <table:table-cell office:value-type="float" office:value="1739044025.2920001" table:style-name="ce5">
            <text:p>1739044025.29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220000743865967" table:formula="of:=[.B184]-[.A184]" table:style-name="ce1">
            <text:p>2.022000074</text:p>
          </table:table-cell>
          <table:table-cell table:style-name="ce1"/>
          <table:table-cell office:value-type="float" office:value="1.3150002956390376" table:formula="of:=[.H184] - [.K184]" table:style-name="ce1">
            <text:p>1.3150002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4.6359999" table:style-name="ce5">
            <text:p>1739044024.636</text:p>
          </table:table-cell>
          <table:table-cell office:value-type="float" office:value="1739044026.21" table:style-name="ce5">
            <text:p>1739044026.2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40001201629639" table:formula="of:=[.B185]-[.A185]" table:style-name="ce1">
            <text:p>1.57400012</text:p>
          </table:table-cell>
          <table:table-cell table:style-name="ce1"/>
          <table:table-cell office:value-type="float" office:value="0.86700034141540483" table:formula="of:=[.H185] - [.K185]" table:style-name="ce1">
            <text:p>0.8670003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4.8699999" table:style-name="ce5">
            <text:p>1739044024.870</text:p>
          </table:table-cell>
          <table:table-cell office:value-type="float" office:value="1739044026.6830001" table:style-name="ce5">
            <text:p>1739044026.6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30002021789551" table:formula="of:=[.B186]-[.A186]" table:style-name="ce1">
            <text:p>1.813000202</text:p>
          </table:table-cell>
          <table:table-cell table:style-name="ce1"/>
          <table:table-cell office:value-type="float" office:value="1.106000423431396" table:formula="of:=[.H186] - [.K186]" table:style-name="ce1">
            <text:p>1.10600042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5.803" table:style-name="ce5">
            <text:p>1739044025.803</text:p>
          </table:table-cell>
          <table:table-cell office:value-type="float" office:value="1739044030.2880001" table:style-name="ce5">
            <text:p>1739044030.2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4850001335144043" table:formula="of:=[.B187]-[.A187]" table:style-name="ce1">
            <text:p>4.485000134</text:p>
          </table:table-cell>
          <table:table-cell table:style-name="ce1"/>
          <table:table-cell office:value-type="float" office:value="3.7780003547668453" table:formula="of:=[.H187] - [.K187]" table:style-name="ce1">
            <text:p>3.77800035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9.2030001" table:style-name="ce5">
            <text:p>1739044029.203</text:p>
          </table:table-cell>
          <table:table-cell office:value-type="float" office:value="1739044031.0090001" table:style-name="ce5">
            <text:p>1739044031.0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59999942779541" table:formula="of:=[.B188]-[.A188]" table:style-name="ce1">
            <text:p>1.805999994</text:p>
          </table:table-cell>
          <table:table-cell table:style-name="ce1"/>
          <table:table-cell office:value-type="float" office:value="1.0990002155303951" table:formula="of:=[.H188] - [.K188]" table:style-name="ce1">
            <text:p>1.0990002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29.7030001" table:style-name="ce5">
            <text:p>1739044029.703</text:p>
          </table:table-cell>
          <table:table-cell office:value-type="float" office:value="1739044031.487" table:style-name="ce5">
            <text:p>1739044031.48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839999198913574" table:formula="of:=[.B189]-[.A189]" table:style-name="ce1">
            <text:p>1.78399992</text:p>
          </table:table-cell>
          <table:table-cell table:style-name="ce1"/>
          <table:table-cell office:value-type="float" office:value="1.0770001411437984" table:formula="of:=[.H189] - [.K189]" table:style-name="ce1">
            <text:p>1.0770001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6.0699999" table:style-name="ce5">
            <text:p>1739044036.070</text:p>
          </table:table-cell>
          <table:table-cell office:value-type="float" office:value="1739044037.697" table:style-name="ce5">
            <text:p>1739044037.6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27000093460083" table:formula="of:=[.B190]-[.A190]" table:style-name="ce1">
            <text:p>1.627000093</text:p>
          </table:table-cell>
          <table:table-cell table:style-name="ce1"/>
          <table:table-cell office:value-type="float" office:value="0.92000031471252397" table:formula="of:=[.H190] - [.K190]" table:style-name="ce1">
            <text:p>0.92000031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6.4030001" table:style-name="ce5">
            <text:p>1739044036.403</text:p>
          </table:table-cell>
          <table:table-cell office:value-type="float" office:value="1739044038.2969999" table:style-name="ce5">
            <text:p>1739044038.29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39998149871826" table:formula="of:=[.B191]-[.A191]" table:style-name="ce1">
            <text:p>1.893999815</text:p>
          </table:table-cell>
          <table:table-cell table:style-name="ce1"/>
          <table:table-cell office:value-type="float" office:value="1.1870000362396236" table:formula="of:=[.H191] - [.K191]" table:style-name="ce1">
            <text:p>1.18700003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6.9360001" table:style-name="ce5">
            <text:p>1739044036.936</text:p>
          </table:table-cell>
          <table:table-cell office:value-type="float" office:value="1739044039.053" table:style-name="ce5">
            <text:p>1739044039.05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169998645782471" table:formula="of:=[.B192]-[.A192]" table:style-name="ce1">
            <text:p>2.116999865</text:p>
          </table:table-cell>
          <table:table-cell table:style-name="ce1"/>
          <table:table-cell office:value-type="float" office:value="1.410000085830688" table:formula="of:=[.H192] - [.K192]" table:style-name="ce1">
            <text:p>1.41000008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7.6700001" table:style-name="ce5">
            <text:p>1739044037.670</text:p>
          </table:table-cell>
          <table:table-cell office:value-type="float" office:value="1739044039.345" table:style-name="ce5">
            <text:p>1739044039.34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49999523162842" table:formula="of:=[.B193]-[.A193]" table:style-name="ce1">
            <text:p>1.674999952</text:p>
          </table:table-cell>
          <table:table-cell table:style-name="ce1"/>
          <table:table-cell office:value-type="float" office:value="0.96800017356872514" table:formula="of:=[.H193] - [.K193]" table:style-name="ce1">
            <text:p>0.96800017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8.336" table:style-name="ce5">
            <text:p>1739044038.336</text:p>
          </table:table-cell>
          <table:table-cell office:value-type="float" office:value="1739044039.7179999" table:style-name="ce5">
            <text:p>1739044039.7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3819999694824219" table:formula="of:=[.B194]-[.A194]" table:style-name="ce1">
            <text:p>1.381999969</text:p>
          </table:table-cell>
          <table:table-cell table:style-name="ce1"/>
          <table:table-cell office:value-type="float" office:value="0.67500019073486284" table:formula="of:=[.H194] - [.K194]" table:style-name="ce1">
            <text:p>0.67500019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8.7360001" table:style-name="ce5">
            <text:p>1739044038.736</text:p>
          </table:table-cell>
          <table:table-cell office:value-type="float" office:value="1739044040.4419999" table:style-name="ce5">
            <text:p>1739044040.4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59998512268066" table:formula="of:=[.B195]-[.A195]" table:style-name="ce1">
            <text:p>1.705999851</text:p>
          </table:table-cell>
          <table:table-cell table:style-name="ce1"/>
          <table:table-cell office:value-type="float" office:value="0.9990000724792476" table:formula="of:=[.H195] - [.K195]" table:style-name="ce1">
            <text:p>0.99900007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39.6700001" table:style-name="ce5">
            <text:p>1739044039.670</text:p>
          </table:table-cell>
          <table:table-cell office:value-type="float" office:value="1739044044.3269999" table:style-name="ce5">
            <text:p>1739044044.3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4.6569998264312744" table:formula="of:=[.B196]-[.A196]" table:style-name="ce1">
            <text:p>4.656999826</text:p>
          </table:table-cell>
          <table:table-cell table:style-name="ce1"/>
          <table:table-cell office:value-type="float" office:value="3.9500000476837154" table:formula="of:=[.H196] - [.K196]" table:style-name="ce1">
            <text:p>3.95000004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2.97" table:style-name="ce5">
            <text:p>1739044042.970</text:p>
          </table:table-cell>
          <table:table-cell office:value-type="float" office:value="1739044044.6760001" table:style-name="ce5">
            <text:p>1739044044.6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60000896453857" table:formula="of:=[.B197]-[.A197]" table:style-name="ce1">
            <text:p>1.70600009</text:p>
          </table:table-cell>
          <table:table-cell table:style-name="ce1"/>
          <table:table-cell office:value-type="float" office:value="0.9990003108978267" table:formula="of:=[.H197] - [.K197]" table:style-name="ce1">
            <text:p>0.99900031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3.1029999" table:style-name="ce5">
            <text:p>1739044043.103</text:p>
          </table:table-cell>
          <table:table-cell office:value-type="float" office:value="1739044044.9590001" table:style-name="ce5">
            <text:p>1739044044.9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560001850128174" table:formula="of:=[.B198]-[.A198]" table:style-name="ce1">
            <text:p>1.856000185</text:p>
          </table:table-cell>
          <table:table-cell table:style-name="ce1"/>
          <table:table-cell office:value-type="float" office:value="1.1490004062652583" table:formula="of:=[.H198] - [.K198]" table:style-name="ce1">
            <text:p>1.14900040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4.6359999" table:style-name="ce5">
            <text:p>1739044044.636</text:p>
          </table:table-cell>
          <table:table-cell office:value-type="float" office:value="1739044046.5320001" table:style-name="ce5">
            <text:p>1739044046.5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60001468658447" table:formula="of:=[.B199]-[.A199]" table:style-name="ce1">
            <text:p>1.896000147</text:p>
          </table:table-cell>
          <table:table-cell table:style-name="ce1"/>
          <table:table-cell office:value-type="float" office:value="1.1890003681182857" table:formula="of:=[.H199] - [.K199]" table:style-name="ce1">
            <text:p>1.18900036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5.97" table:style-name="ce5">
            <text:p>1739044045.970</text:p>
          </table:table-cell>
          <table:table-cell office:value-type="float" office:value="1739044047.7420001" table:style-name="ce5">
            <text:p>1739044047.74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20000743865967" table:formula="of:=[.B200]-[.A200]" table:style-name="ce1">
            <text:p>1.772000074</text:p>
          </table:table-cell>
          <table:table-cell table:style-name="ce1"/>
          <table:table-cell office:value-type="float" office:value="1.0650002956390376" table:formula="of:=[.H200] - [.K200]" table:style-name="ce1">
            <text:p>1.0650002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6.4360001" table:style-name="ce5">
            <text:p>1739044046.436</text:p>
          </table:table-cell>
          <table:table-cell office:value-type="float" office:value="1739044048.2550001" table:style-name="ce5">
            <text:p>1739044048.2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190000057220459" table:formula="of:=[.B201]-[.A201]" table:style-name="ce1">
            <text:p>1.819000006</text:p>
          </table:table-cell>
          <table:table-cell table:style-name="ce1"/>
          <table:table-cell office:value-type="float" office:value="1.1120002269744869" table:formula="of:=[.H201] - [.K201]" table:style-name="ce1">
            <text:p>1.11200022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7.003" table:style-name="ce5">
            <text:p>1739044047.003</text:p>
          </table:table-cell>
          <table:table-cell office:value-type="float" office:value="1739044048.8740001" table:style-name="ce5">
            <text:p>1739044048.8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710000514984131" table:formula="of:=[.B202]-[.A202]" table:style-name="ce1">
            <text:p>1.871000051</text:p>
          </table:table-cell>
          <table:table-cell table:style-name="ce1"/>
          <table:table-cell office:value-type="float" office:value="1.164000272750854" table:formula="of:=[.H202] - [.K202]" table:style-name="ce1">
            <text:p>1.16400027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7.7360001" table:style-name="ce5">
            <text:p>1739044047.736</text:p>
          </table:table-cell>
          <table:table-cell office:value-type="float" office:value="1739044049.7179999" table:style-name="ce5">
            <text:p>1739044049.71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19998741149902" table:formula="of:=[.B203]-[.A203]" table:style-name="ce1">
            <text:p>1.981999874</text:p>
          </table:table-cell>
          <table:table-cell table:style-name="ce1"/>
          <table:table-cell office:value-type="float" office:value="1.2750000953674312" table:formula="of:=[.H203] - [.K203]" table:style-name="ce1">
            <text:p>1.2750000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8.036" table:style-name="ce5">
            <text:p>1739044048.036</text:p>
          </table:table-cell>
          <table:table-cell office:value-type="float" office:value="1739044050.016" table:style-name="ce5">
            <text:p>1739044050.0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00000190734863" table:formula="of:=[.B204]-[.A204]" table:style-name="ce1">
            <text:p>1.980000019</text:p>
          </table:table-cell>
          <table:table-cell table:style-name="ce1"/>
          <table:table-cell office:value-type="float" office:value="1.2730002403259273" table:formula="of:=[.H204] - [.K204]" table:style-name="ce1">
            <text:p>1.273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8.8699999" table:style-name="ce5">
            <text:p>1739044048.870</text:p>
          </table:table-cell>
          <table:table-cell office:value-type="float" office:value="1739044050.3150001" table:style-name="ce5">
            <text:p>1739044050.31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45000171661377" table:formula="of:=[.B205]-[.A205]" table:style-name="ce1">
            <text:p>1.445000172</text:p>
          </table:table-cell>
          <table:table-cell table:style-name="ce1"/>
          <table:table-cell office:value-type="float" office:value="0.73800039291381792" table:formula="of:=[.H205] - [.K205]" table:style-name="ce1">
            <text:p>0.73800039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9.003" table:style-name="ce5">
            <text:p>1739044049.003</text:p>
          </table:table-cell>
          <table:table-cell office:value-type="float" office:value="1739044050.5999999" table:style-name="ce5">
            <text:p>1739044050.6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69998836517334" table:formula="of:=[.B206]-[.A206]" table:style-name="ce1">
            <text:p>1.596999884</text:p>
          </table:table-cell>
          <table:table-cell table:style-name="ce1"/>
          <table:table-cell office:value-type="float" office:value="0.89000010490417436" table:formula="of:=[.H206] - [.K206]" table:style-name="ce1">
            <text:p>0.89000010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9.303" table:style-name="ce5">
            <text:p>1739044049.303</text:p>
          </table:table-cell>
          <table:table-cell office:value-type="float" office:value="1739044050.8859999" table:style-name="ce5">
            <text:p>1739044050.8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29999446868896" table:formula="of:=[.B207]-[.A207]" table:style-name="ce1">
            <text:p>1.582999945</text:p>
          </table:table-cell>
          <table:table-cell table:style-name="ce1"/>
          <table:table-cell office:value-type="float" office:value="0.87600016593933061" table:formula="of:=[.H207] - [.K207]" table:style-name="ce1">
            <text:p>0.87600016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9.6029999" table:style-name="ce5">
            <text:p>1739044049.603</text:p>
          </table:table-cell>
          <table:table-cell office:value-type="float" office:value="1739044051.1700001" table:style-name="ce5">
            <text:p>1739044051.17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67000150680542" table:formula="of:=[.B208]-[.A208]" table:style-name="ce1">
            <text:p>1.567000151</text:p>
          </table:table-cell>
          <table:table-cell table:style-name="ce1"/>
          <table:table-cell office:value-type="float" office:value="0.86000037193298295" table:formula="of:=[.H208] - [.K208]" table:style-name="ce1">
            <text:p>0.86000037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49.7030001" table:style-name="ce5">
            <text:p>1739044049.703</text:p>
          </table:table-cell>
          <table:table-cell office:value-type="float" office:value="1739044051.471" table:style-name="ce5">
            <text:p>1739044051.4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79998874664307" table:formula="of:=[.B209]-[.A209]" table:style-name="ce1">
            <text:p>1.767999887</text:p>
          </table:table-cell>
          <table:table-cell table:style-name="ce1"/>
          <table:table-cell office:value-type="float" office:value="1.0610001087188716" table:formula="of:=[.H209] - [.K209]" table:style-name="ce1">
            <text:p>1.06100010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3.003" table:style-name="ce5">
            <text:p>1739044053.003</text:p>
          </table:table-cell>
          <table:table-cell office:value-type="float" office:value="1739044054.612" table:style-name="ce5">
            <text:p>1739044054.6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89999675750732" table:formula="of:=[.B210]-[.A210]" table:style-name="ce1">
            <text:p>1.608999968</text:p>
          </table:table-cell>
          <table:table-cell table:style-name="ce1"/>
          <table:table-cell office:value-type="float" office:value="0.9020001888275142" table:formula="of:=[.H210] - [.K210]" table:style-name="ce1">
            <text:p>0.90200018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4.503" table:style-name="ce5">
            <text:p>1739044054.503</text:p>
          </table:table-cell>
          <table:table-cell office:value-type="float" office:value="1739044055.9319999" table:style-name="ce5">
            <text:p>1739044055.9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289999008178711" table:formula="of:=[.B211]-[.A211]" table:style-name="ce1">
            <text:p>1.428999901</text:p>
          </table:table-cell>
          <table:table-cell table:style-name="ce1"/>
          <table:table-cell office:value-type="float" office:value="0.72200012207031206" table:formula="of:=[.H211] - [.K211]" table:style-name="ce1">
            <text:p>0.72200012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5.003" table:style-name="ce5">
            <text:p>1739044055.003</text:p>
          </table:table-cell>
          <table:table-cell office:value-type="float" office:value="1739044056.895" table:style-name="ce5">
            <text:p>1739044056.89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19999599456787" table:formula="of:=[.B212]-[.A212]" table:style-name="ce1">
            <text:p>1.89199996</text:p>
          </table:table-cell>
          <table:table-cell table:style-name="ce1"/>
          <table:table-cell office:value-type="float" office:value="1.1850001811981197" table:formula="of:=[.H212] - [.K212]" table:style-name="ce1">
            <text:p>1.18500018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5.77" table:style-name="ce5">
            <text:p>1739044055.770</text:p>
          </table:table-cell>
          <table:table-cell office:value-type="float" office:value="1739044057.6440001" table:style-name="ce5">
            <text:p>1739044057.6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74000072479248" table:formula="of:=[.B213]-[.A213]" table:style-name="ce1">
            <text:p>1.874000072</text:p>
          </table:table-cell>
          <table:table-cell table:style-name="ce1"/>
          <table:table-cell office:value-type="float" office:value="1.167000293731689" table:formula="of:=[.H213] - [.K213]" table:style-name="ce1">
            <text:p>1.16700029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6.7030001" table:style-name="ce5">
            <text:p>1739044056.703</text:p>
          </table:table-cell>
          <table:table-cell office:value-type="float" office:value="1739044058.612" table:style-name="ce5">
            <text:p>1739044058.6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089999198913574" table:formula="of:=[.B214]-[.A214]" table:style-name="ce1">
            <text:p>1.90899992</text:p>
          </table:table-cell>
          <table:table-cell table:style-name="ce1"/>
          <table:table-cell office:value-type="float" office:value="1.2020001411437984" table:formula="of:=[.H214] - [.K214]" table:style-name="ce1">
            <text:p>1.2020001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6.9360001" table:style-name="ce5">
            <text:p>1739044056.936</text:p>
          </table:table-cell>
          <table:table-cell office:value-type="float" office:value="1739044058.904" table:style-name="ce5">
            <text:p>1739044058.90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679999351501465" table:formula="of:=[.B215]-[.A215]" table:style-name="ce1">
            <text:p>1.967999935</text:p>
          </table:table-cell>
          <table:table-cell table:style-name="ce1"/>
          <table:table-cell office:value-type="float" office:value="1.2610001564025874" table:formula="of:=[.H215] - [.K215]" table:style-name="ce1">
            <text:p>1.26100015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58.9360001" table:style-name="ce5">
            <text:p>1739044058.936</text:p>
          </table:table-cell>
          <table:table-cell office:value-type="float" office:value="1739044061.4400001" table:style-name="ce5">
            <text:p>1739044061.44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039999485015869" table:formula="of:=[.B216]-[.A216]" table:style-name="ce1">
            <text:p>2.503999949</text:p>
          </table:table-cell>
          <table:table-cell table:style-name="ce1"/>
          <table:table-cell office:value-type="float" office:value="1.7970001697540279" table:formula="of:=[.H216] - [.K216]" table:style-name="ce1">
            <text:p>1.7970001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0.5699999" table:style-name="ce5">
            <text:p>1739044060.570</text:p>
          </table:table-cell>
          <table:table-cell office:value-type="float" office:value="1739044062.0190001" table:style-name="ce5">
            <text:p>1739044062.01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490001201629639" table:formula="of:=[.B217]-[.A217]" table:style-name="ce1">
            <text:p>1.44900012</text:p>
          </table:table-cell>
          <table:table-cell table:style-name="ce1"/>
          <table:table-cell office:value-type="float" office:value="0.74200034141540483" table:formula="of:=[.H217] - [.K217]" table:style-name="ce1">
            <text:p>0.74200034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0.6700001" table:style-name="ce5">
            <text:p>1739044060.670</text:p>
          </table:table-cell>
          <table:table-cell office:value-type="float" office:value="1739044062.5840001" table:style-name="ce5">
            <text:p>1739044062.58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140000343322754" table:formula="of:=[.B218]-[.A218]" table:style-name="ce1">
            <text:p>1.914000034</text:p>
          </table:table-cell>
          <table:table-cell table:style-name="ce1"/>
          <table:table-cell office:value-type="float" office:value="1.2070002555847164" table:formula="of:=[.H218] - [.K218]" table:style-name="ce1">
            <text:p>1.20700025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0.836" table:style-name="ce5">
            <text:p>1739044060.836</text:p>
          </table:table-cell>
          <table:table-cell office:value-type="float" office:value="1739044062.8829999" table:style-name="ce5">
            <text:p>1739044062.88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469999313354492" table:formula="of:=[.B219]-[.A219]" table:style-name="ce1">
            <text:p>2.046999931</text:p>
          </table:table-cell>
          <table:table-cell table:style-name="ce1"/>
          <table:table-cell office:value-type="float" office:value="1.3400001525878902" table:formula="of:=[.H219] - [.K219]" table:style-name="ce1">
            <text:p>1.34000015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0.9030001" table:style-name="ce5">
            <text:p>1739044060.903</text:p>
          </table:table-cell>
          <table:table-cell office:value-type="float" office:value="1739044063.1860001" table:style-name="ce5">
            <text:p>1739044063.18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829999923706055" table:formula="of:=[.B220]-[.A220]" table:style-name="ce1">
            <text:p>2.282999992</text:p>
          </table:table-cell>
          <table:table-cell table:style-name="ce1"/>
          <table:table-cell office:value-type="float" office:value="1.5760002136230464" table:formula="of:=[.H220] - [.K220]" table:style-name="ce1">
            <text:p>1.57600021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1.9360001" table:style-name="ce5">
            <text:p>1739044061.936</text:p>
          </table:table-cell>
          <table:table-cell office:value-type="float" office:value="1739044063.5079999" table:style-name="ce5">
            <text:p>1739044063.5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19997882843018" table:formula="of:=[.B221]-[.A221]" table:style-name="ce1">
            <text:p>1.571999788</text:p>
          </table:table-cell>
          <table:table-cell table:style-name="ce1"/>
          <table:table-cell office:value-type="float" office:value="0.86500000953674272" table:formula="of:=[.H221] - [.K221]" table:style-name="ce1">
            <text:p>0.8650000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3.97" table:style-name="ce5">
            <text:p>1739044063.970</text:p>
          </table:table-cell>
          <table:table-cell office:value-type="float" office:value="1739044066.5599999" table:style-name="ce5">
            <text:p>1739044066.56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899999141693115" table:formula="of:=[.B222]-[.A222]" table:style-name="ce1">
            <text:p>2.589999914</text:p>
          </table:table-cell>
          <table:table-cell table:style-name="ce1"/>
          <table:table-cell office:value-type="float" office:value="1.8830001354217525" table:formula="of:=[.H222] - [.K222]" table:style-name="ce1">
            <text:p>1.88300013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5.336" table:style-name="ce5">
            <text:p>1739044065.336</text:p>
          </table:table-cell>
          <table:table-cell office:value-type="float" office:value="1739044066.925" table:style-name="ce5">
            <text:p>1739044066.9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89999866485596" table:formula="of:=[.B223]-[.A223]" table:style-name="ce1">
            <text:p>1.588999987</text:p>
          </table:table-cell>
          <table:table-cell table:style-name="ce1"/>
          <table:table-cell office:value-type="float" office:value="0.88200020790100053" table:formula="of:=[.H223] - [.K223]" table:style-name="ce1">
            <text:p>0.88200020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5.6700001" table:style-name="ce5">
            <text:p>1739044065.670</text:p>
          </table:table-cell>
          <table:table-cell office:value-type="float" office:value="1739044067.2260001" table:style-name="ce5">
            <text:p>1739044067.22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559999942779541" table:formula="of:=[.B224]-[.A224]" table:style-name="ce1">
            <text:p>1.555999994</text:p>
          </table:table-cell>
          <table:table-cell table:style-name="ce1"/>
          <table:table-cell office:value-type="float" office:value="0.84900021553039506" table:formula="of:=[.H224] - [.K224]" table:style-name="ce1">
            <text:p>0.8490002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67.036" table:style-name="ce5">
            <text:p>1739044067.036</text:p>
          </table:table-cell>
          <table:table-cell office:value-type="float" office:value="1739044072.1429999" table:style-name="ce5">
            <text:p>1739044072.14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5.1069998741149902" table:formula="of:=[.B225]-[.A225]" table:style-name="ce1">
            <text:p>5.106999874</text:p>
          </table:table-cell>
          <table:table-cell table:style-name="ce1"/>
          <table:table-cell office:value-type="float" office:value="4.4000000953674316" table:formula="of:=[.H225] - [.K225]" table:style-name="ce1">
            <text:p>4.40000009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2.6359999" table:style-name="ce5">
            <text:p>1739044072.636</text:p>
          </table:table-cell>
          <table:table-cell office:value-type="float" office:value="1739044074.5550001" table:style-name="ce5">
            <text:p>1739044074.55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190001487731934" table:formula="of:=[.B226]-[.A226]" table:style-name="ce1">
            <text:p>1.919000149</text:p>
          </table:table-cell>
          <table:table-cell table:style-name="ce1"/>
          <table:table-cell office:value-type="float" office:value="1.2120003700256343" table:formula="of:=[.H226] - [.K226]" table:style-name="ce1">
            <text:p>1.2120003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2.803" table:style-name="ce5">
            <text:p>1739044072.803</text:p>
          </table:table-cell>
          <table:table-cell office:value-type="float" office:value="1739044074.7880001" table:style-name="ce5">
            <text:p>1739044074.78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850001335144043" table:formula="of:=[.B227]-[.A227]" table:style-name="ce1">
            <text:p>1.985000134</text:p>
          </table:table-cell>
          <table:table-cell table:style-name="ce1"/>
          <table:table-cell office:value-type="float" office:value="1.2780003547668453" table:formula="of:=[.H227] - [.K227]" table:style-name="ce1">
            <text:p>1.27800035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2.8699999" table:style-name="ce5">
            <text:p>1739044072.870</text:p>
          </table:table-cell>
          <table:table-cell office:value-type="float" office:value="1739044075.0710001" table:style-name="ce5">
            <text:p>1739044075.0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010002136230469" table:formula="of:=[.B228]-[.A228]" table:style-name="ce1">
            <text:p>2.201000214</text:p>
          </table:table-cell>
          <table:table-cell table:style-name="ce1"/>
          <table:table-cell office:value-type="float" office:value="1.4940004348754878" table:formula="of:=[.H228] - [.K228]" table:style-name="ce1">
            <text:p>1.49400043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3.77" table:style-name="ce5">
            <text:p>1739044073.770</text:p>
          </table:table-cell>
          <table:table-cell office:value-type="float" office:value="1739044075.4319999" table:style-name="ce5">
            <text:p>1739044075.43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19999408721924" table:formula="of:=[.B229]-[.A229]" table:style-name="ce1">
            <text:p>1.661999941</text:p>
          </table:table-cell>
          <table:table-cell table:style-name="ce1"/>
          <table:table-cell office:value-type="float" office:value="0.95500016212463334" table:formula="of:=[.H229] - [.K229]" table:style-name="ce1">
            <text:p>0.95500016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4.0699999" table:style-name="ce5">
            <text:p>1739044074.070</text:p>
          </table:table-cell>
          <table:table-cell office:value-type="float" office:value="1739044075.7750001" table:style-name="ce5">
            <text:p>1739044075.7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50001621246338" table:formula="of:=[.B230]-[.A230]" table:style-name="ce1">
            <text:p>1.705000162</text:p>
          </table:table-cell>
          <table:table-cell table:style-name="ce1"/>
          <table:table-cell office:value-type="float" office:value="0.99800038337707475" table:formula="of:=[.H230] - [.K230]" table:style-name="ce1">
            <text:p>0.99800038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4.4360001" table:style-name="ce5">
            <text:p>1739044074.436</text:p>
          </table:table-cell>
          <table:table-cell office:value-type="float" office:value="1739044076.0780001" table:style-name="ce5">
            <text:p>1739044076.07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19999599456787" table:formula="of:=[.B231]-[.A231]" table:style-name="ce1">
            <text:p>1.64199996</text:p>
          </table:table-cell>
          <table:table-cell table:style-name="ce1"/>
          <table:table-cell office:value-type="float" office:value="0.93500018119811967" table:formula="of:=[.H231] - [.K231]" table:style-name="ce1">
            <text:p>0.93500018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4.7030001" table:style-name="ce5">
            <text:p>1739044074.703</text:p>
          </table:table-cell>
          <table:table-cell office:value-type="float" office:value="1739044076.372" table:style-name="ce5">
            <text:p>1739044076.3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689999103546143" table:formula="of:=[.B232]-[.A232]" table:style-name="ce1">
            <text:p>1.66899991</text:p>
          </table:table-cell>
          <table:table-cell table:style-name="ce1"/>
          <table:table-cell office:value-type="float" office:value="0.96200013160705522" table:formula="of:=[.H232] - [.K232]" table:style-name="ce1">
            <text:p>0.96200013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7.27" table:style-name="ce5">
            <text:p>1739044077.270</text:p>
          </table:table-cell>
          <table:table-cell office:value-type="float" office:value="1739044078.7279999" table:style-name="ce5">
            <text:p>1739044078.72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579999446868896" table:formula="of:=[.B233]-[.A233]" table:style-name="ce1">
            <text:p>1.457999945</text:p>
          </table:table-cell>
          <table:table-cell table:style-name="ce1"/>
          <table:table-cell office:value-type="float" office:value="0.75100016593933061" table:formula="of:=[.H233] - [.K233]" table:style-name="ce1">
            <text:p>0.75100016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7.503" table:style-name="ce5">
            <text:p>1739044077.503</text:p>
          </table:table-cell>
          <table:table-cell office:value-type="float" office:value="1739044079.1760001" table:style-name="ce5">
            <text:p>1739044079.1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730000972747803" table:formula="of:=[.B234]-[.A234]" table:style-name="ce1">
            <text:p>1.673000097</text:p>
          </table:table-cell>
          <table:table-cell table:style-name="ce1"/>
          <table:table-cell office:value-type="float" office:value="0.96600031852722124" table:formula="of:=[.H234] - [.K234]" table:style-name="ce1">
            <text:p>0.96600031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77.6700001" table:style-name="ce5">
            <text:p>1739044077.670</text:p>
          </table:table-cell>
          <table:table-cell office:value-type="float" office:value="1739044079.362" table:style-name="ce5">
            <text:p>1739044079.36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919999122619629" table:formula="of:=[.B235]-[.A235]" table:style-name="ce1">
            <text:p>1.691999912</text:p>
          </table:table-cell>
          <table:table-cell table:style-name="ce1"/>
          <table:table-cell office:value-type="float" office:value="0.98500013351440385" table:formula="of:=[.H235] - [.K235]" table:style-name="ce1">
            <text:p>0.98500013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1.536" table:style-name="ce5">
            <text:p>1739044081.536</text:p>
          </table:table-cell>
          <table:table-cell office:value-type="float" office:value="1739044083.1270001" table:style-name="ce5">
            <text:p>1739044083.1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10000801086426" table:formula="of:=[.B236]-[.A236]" table:style-name="ce1">
            <text:p>1.59100008</text:p>
          </table:table-cell>
          <table:table-cell table:style-name="ce1"/>
          <table:table-cell office:value-type="float" office:value="0.88400030136108354" table:formula="of:=[.H236] - [.K236]" table:style-name="ce1">
            <text:p>0.88400030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1.9360001" table:style-name="ce5">
            <text:p>1739044081.936</text:p>
          </table:table-cell>
          <table:table-cell office:value-type="float" office:value="1739044084.3759999" table:style-name="ce5">
            <text:p>1739044084.3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399998188018799" table:formula="of:=[.B237]-[.A237]" table:style-name="ce1">
            <text:p>2.439999819</text:p>
          </table:table-cell>
          <table:table-cell table:style-name="ce1"/>
          <table:table-cell office:value-type="float" office:value="1.7330000400543208" table:formula="of:=[.H237] - [.K237]" table:style-name="ce1">
            <text:p>1.733000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2.1029999" table:style-name="ce5">
            <text:p>1739044082.103</text:p>
          </table:table-cell>
          <table:table-cell office:value-type="float" office:value="1739044084.6670001" table:style-name="ce5">
            <text:p>1739044084.66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64000129699707" table:formula="of:=[.B238]-[.A238]" table:style-name="ce1">
            <text:p>2.56400013</text:p>
          </table:table-cell>
          <table:table-cell table:style-name="ce1"/>
          <table:table-cell office:value-type="float" office:value="1.857000350952148" table:formula="of:=[.H238] - [.K238]" table:style-name="ce1">
            <text:p>1.85700035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2.2030001" table:style-name="ce5">
            <text:p>1739044082.203</text:p>
          </table:table-cell>
          <table:table-cell office:value-type="float" office:value="1739044085.075" table:style-name="ce5">
            <text:p>1739044085.0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871999979019165" table:formula="of:=[.B239]-[.A239]" table:style-name="ce1">
            <text:p>2.871999979</text:p>
          </table:table-cell>
          <table:table-cell table:style-name="ce1"/>
          <table:table-cell office:value-type="float" office:value="2.165000200271606" table:formula="of:=[.H239] - [.K239]" table:style-name="ce1">
            <text:p>2.16500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8.2360001" table:style-name="ce5">
            <text:p>1739044088.236</text:p>
          </table:table-cell>
          <table:table-cell office:value-type="float" office:value="1739044090.3" table:style-name="ce5">
            <text:p>1739044090.3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639998912811279" table:formula="of:=[.B240]-[.A240]" table:style-name="ce1">
            <text:p>2.063999891</text:p>
          </table:table-cell>
          <table:table-cell table:style-name="ce1"/>
          <table:table-cell office:value-type="float" office:value="1.3570001125335689" table:formula="of:=[.H240] - [.K240]" table:style-name="ce1">
            <text:p>1.35700011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89.8699999" table:style-name="ce5">
            <text:p>1739044089.870</text:p>
          </table:table-cell>
          <table:table-cell office:value-type="float" office:value="1739044091.3710001" table:style-name="ce5">
            <text:p>1739044091.3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010001659393311" table:formula="of:=[.B241]-[.A241]" table:style-name="ce1">
            <text:p>1.501000166</text:p>
          </table:table-cell>
          <table:table-cell table:style-name="ce1"/>
          <table:table-cell office:value-type="float" office:value="0.79400038719177202" table:formula="of:=[.H241] - [.K241]" table:style-name="ce1">
            <text:p>0.79400038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0.1359999" table:style-name="ce5">
            <text:p>1739044090.136</text:p>
          </table:table-cell>
          <table:table-cell office:value-type="float" office:value="1739044091.6760001" table:style-name="ce5">
            <text:p>1739044091.67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00002002716064" table:formula="of:=[.B242]-[.A242]" table:style-name="ce1">
            <text:p>1.5400002</text:p>
          </table:table-cell>
          <table:table-cell table:style-name="ce1"/>
          <table:table-cell office:value-type="float" office:value="0.83300042152404741" table:formula="of:=[.H242] - [.K242]" table:style-name="ce1">
            <text:p>0.83300042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3.8699999" table:style-name="ce5">
            <text:p>1739044093.870</text:p>
          </table:table-cell>
          <table:table-cell office:value-type="float" office:value="1739044095.625" table:style-name="ce5">
            <text:p>1739044095.6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55000114440918" table:formula="of:=[.B243]-[.A243]" table:style-name="ce1">
            <text:p>1.755000114</text:p>
          </table:table-cell>
          <table:table-cell table:style-name="ce1"/>
          <table:table-cell office:value-type="float" office:value="1.0480003356933589" table:formula="of:=[.H243] - [.K243]" table:style-name="ce1">
            <text:p>1.04800033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5.4030001" table:style-name="ce5">
            <text:p>1739044095.403</text:p>
          </table:table-cell>
          <table:table-cell office:value-type="float" office:value="1739044096.99" table:style-name="ce5">
            <text:p>1739044096.9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69998931884766" table:formula="of:=[.B244]-[.A244]" table:style-name="ce1">
            <text:p>1.586999893</text:p>
          </table:table-cell>
          <table:table-cell table:style-name="ce1"/>
          <table:table-cell office:value-type="float" office:value="0.88000011444091752" table:formula="of:=[.H244] - [.K244]" table:style-name="ce1">
            <text:p>0.88000011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5.77" table:style-name="ce5">
            <text:p>1739044095.770</text:p>
          </table:table-cell>
          <table:table-cell office:value-type="float" office:value="1739044099.2460001" table:style-name="ce5">
            <text:p>1739044099.2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4760000705718994" table:formula="of:=[.B245]-[.A245]" table:style-name="ce1">
            <text:p>3.476000071</text:p>
          </table:table-cell>
          <table:table-cell table:style-name="ce1"/>
          <table:table-cell office:value-type="float" office:value="2.7690002918243404" table:formula="of:=[.H245] - [.K245]" table:style-name="ce1">
            <text:p>2.76900029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8.003" table:style-name="ce5">
            <text:p>1739044098.003</text:p>
          </table:table-cell>
          <table:table-cell office:value-type="float" office:value="1739044100.029" table:style-name="ce5">
            <text:p>1739044100.0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260000228881836" table:formula="of:=[.B246]-[.A246]" table:style-name="ce1">
            <text:p>2.026000023</text:p>
          </table:table-cell>
          <table:table-cell table:style-name="ce1"/>
          <table:table-cell office:value-type="float" office:value="1.3190002441406246" table:formula="of:=[.H246] - [.K246]" table:style-name="ce1">
            <text:p>1.31900024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099.303" table:style-name="ce5">
            <text:p>1739044099.303</text:p>
          </table:table-cell>
          <table:table-cell office:value-type="float" office:value="1739044101.0120001" table:style-name="ce5">
            <text:p>1739044101.0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090001106262207" table:formula="of:=[.B247]-[.A247]" table:style-name="ce1">
            <text:p>1.709000111</text:p>
          </table:table-cell>
          <table:table-cell table:style-name="ce1"/>
          <table:table-cell office:value-type="float" office:value="1.0020003318786617" table:formula="of:=[.H247] - [.K247]" table:style-name="ce1">
            <text:p>1.00200033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00.1029999" table:style-name="ce5">
            <text:p>1739044100.103</text:p>
          </table:table-cell>
          <table:table-cell office:value-type="float" office:value="1739044103.224" table:style-name="ce5">
            <text:p>1739044103.22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1210000514984131" table:formula="of:=[.B248]-[.A248]" table:style-name="ce1">
            <text:p>3.121000051</text:p>
          </table:table-cell>
          <table:table-cell table:style-name="ce1"/>
          <table:table-cell office:value-type="float" office:value="2.414000272750854" table:formula="of:=[.H248] - [.K248]" table:style-name="ce1">
            <text:p>2.41400027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00.1370001" table:style-name="ce5">
            <text:p>1739044100.137</text:p>
          </table:table-cell>
          <table:table-cell office:value-type="float" office:value="1739044103.5139999" table:style-name="ce5">
            <text:p>1739044103.51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3769998550415039" table:formula="of:=[.B249]-[.A249]" table:style-name="ce1">
            <text:p>3.376999855</text:p>
          </table:table-cell>
          <table:table-cell table:style-name="ce1"/>
          <table:table-cell office:value-type="float" office:value="2.6700000762939449" table:formula="of:=[.H249] - [.K249]" table:style-name="ce1">
            <text:p>2.67000007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03.6700001" table:style-name="ce5">
            <text:p>1739044103.670</text:p>
          </table:table-cell>
          <table:table-cell office:value-type="float" office:value="1739044107.2739999" table:style-name="ce5">
            <text:p>1739044107.27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3.6039998531341553" table:formula="of:=[.B250]-[.A250]" table:style-name="ce1">
            <text:p>3.603999853</text:p>
          </table:table-cell>
          <table:table-cell table:style-name="ce1"/>
          <table:table-cell office:value-type="float" office:value="2.8970000743865962" table:formula="of:=[.H250] - [.K250]" table:style-name="ce1">
            <text:p>2.89700007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06.1370001" table:style-name="ce5">
            <text:p>1739044106.137</text:p>
          </table:table-cell>
          <table:table-cell office:value-type="float" office:value="1739044108.5079999" table:style-name="ce5">
            <text:p>1739044108.50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70999813079834" table:formula="of:=[.B251]-[.A251]" table:style-name="ce1">
            <text:p>2.370999813</text:p>
          </table:table-cell>
          <table:table-cell table:style-name="ce1"/>
          <table:table-cell office:value-type="float" office:value="1.6640000343322749" table:formula="of:=[.H251] - [.K251]" table:style-name="ce1">
            <text:p>1.66400003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06.4030001" table:style-name="ce5">
            <text:p>1739044106.403</text:p>
          </table:table-cell>
          <table:table-cell office:value-type="float" office:value="1739044108.79" table:style-name="ce5">
            <text:p>1739044108.7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869998455047607" table:formula="of:=[.B252]-[.A252]" table:style-name="ce1">
            <text:p>2.386999846</text:p>
          </table:table-cell>
          <table:table-cell table:style-name="ce1"/>
          <table:table-cell office:value-type="float" office:value="1.6800000667572017" table:formula="of:=[.H252] - [.K252]" table:style-name="ce1">
            <text:p>1.68000006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0.503" table:style-name="ce5">
            <text:p>1739044110.503</text:p>
          </table:table-cell>
          <table:table-cell office:value-type="float" office:value="1739044112.2750001" table:style-name="ce5">
            <text:p>1739044112.27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720000743865967" table:formula="of:=[.B253]-[.A253]" table:style-name="ce1">
            <text:p>1.772000074</text:p>
          </table:table-cell>
          <table:table-cell table:style-name="ce1"/>
          <table:table-cell office:value-type="float" office:value="1.0650002956390376" table:formula="of:=[.H253] - [.K253]" table:style-name="ce1">
            <text:p>1.0650002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0.97" table:style-name="ce5">
            <text:p>1739044110.970</text:p>
          </table:table-cell>
          <table:table-cell office:value-type="float" office:value="1739044112.612" table:style-name="ce5">
            <text:p>1739044112.61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19999599456787" table:formula="of:=[.B254]-[.A254]" table:style-name="ce1">
            <text:p>1.64199996</text:p>
          </table:table-cell>
          <table:table-cell table:style-name="ce1"/>
          <table:table-cell office:value-type="float" office:value="0.93500018119811967" table:formula="of:=[.H254] - [.K254]" table:style-name="ce1">
            <text:p>0.93500018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1.7030001" table:style-name="ce5">
            <text:p>1739044111.703</text:p>
          </table:table-cell>
          <table:table-cell office:value-type="float" office:value="1739044114.016" table:style-name="ce5">
            <text:p>1739044114.0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312999963760376" table:formula="of:=[.B255]-[.A255]" table:style-name="ce1">
            <text:p>2.312999964</text:p>
          </table:table-cell>
          <table:table-cell table:style-name="ce1"/>
          <table:table-cell office:value-type="float" office:value="1.6060001850128169" table:formula="of:=[.H255] - [.K255]" table:style-name="ce1">
            <text:p>1.60600018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2.7360001" table:style-name="ce5">
            <text:p>1739044112.736</text:p>
          </table:table-cell>
          <table:table-cell office:value-type="float" office:value="1739044114.3269999" table:style-name="ce5">
            <text:p>1739044114.32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09998416900635" table:formula="of:=[.B256]-[.A256]" table:style-name="ce1">
            <text:p>1.590999842</text:p>
          </table:table-cell>
          <table:table-cell table:style-name="ce1"/>
          <table:table-cell office:value-type="float" office:value="0.88400006294250444" table:formula="of:=[.H256] - [.K256]" table:style-name="ce1">
            <text:p>0.88400006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3.503" table:style-name="ce5">
            <text:p>1739044113.503</text:p>
          </table:table-cell>
          <table:table-cell office:value-type="float" office:value="1739044115.5" table:style-name="ce5">
            <text:p>1739044115.5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96999979019165" table:formula="of:=[.B257]-[.A257]" table:style-name="ce1">
            <text:p>1.996999979</text:p>
          </table:table-cell>
          <table:table-cell table:style-name="ce1"/>
          <table:table-cell office:value-type="float" office:value="1.290000200271606" table:formula="of:=[.H257] - [.K257]" table:style-name="ce1">
            <text:p>1.29000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3.5699999" table:style-name="ce5">
            <text:p>1739044113.570</text:p>
          </table:table-cell>
          <table:table-cell office:value-type="float" office:value="1739044115.7850001" table:style-name="ce5">
            <text:p>1739044115.78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150001525878906" table:formula="of:=[.B258]-[.A258]" table:style-name="ce1">
            <text:p>2.215000153</text:p>
          </table:table-cell>
          <table:table-cell table:style-name="ce1"/>
          <table:table-cell office:value-type="float" office:value="1.5080003738403316" table:formula="of:=[.H258] - [.K258]" table:style-name="ce1">
            <text:p>1.50800037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6.437" table:style-name="ce5">
            <text:p>1739044116.437</text:p>
          </table:table-cell>
          <table:table-cell office:value-type="float" office:value="1739044118.1719999" table:style-name="ce5">
            <text:p>1739044118.17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49998950958252" table:formula="of:=[.B259]-[.A259]" table:style-name="ce1">
            <text:p>1.734999895</text:p>
          </table:table-cell>
          <table:table-cell table:style-name="ce1"/>
          <table:table-cell office:value-type="float" office:value="1.0280001163482662" table:formula="of:=[.H259] - [.K259]" table:style-name="ce1">
            <text:p>1.02800011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7.003" table:style-name="ce5">
            <text:p>1739044117.003</text:p>
          </table:table-cell>
          <table:table-cell office:value-type="float" office:value="1739044119.016" table:style-name="ce5">
            <text:p>1739044119.01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0130000114440918" table:formula="of:=[.B260]-[.A260]" table:style-name="ce1">
            <text:p>2.013000011</text:p>
          </table:table-cell>
          <table:table-cell table:style-name="ce1"/>
          <table:table-cell office:value-type="float" office:value="1.3060002326965328" table:formula="of:=[.H260] - [.K260]" table:style-name="ce1">
            <text:p>1.30600023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18.437" table:style-name="ce5">
            <text:p>1739044118.437</text:p>
          </table:table-cell>
          <table:table-cell office:value-type="float" office:value="1739044121.4330001" table:style-name="ce5">
            <text:p>1739044121.4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9960000514984131" table:formula="of:=[.B261]-[.A261]" table:style-name="ce1">
            <text:p>2.996000051</text:p>
          </table:table-cell>
          <table:table-cell table:style-name="ce1"/>
          <table:table-cell office:value-type="float" office:value="2.289000272750854" table:formula="of:=[.H261] - [.K261]" table:style-name="ce1">
            <text:p>2.28900027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0.2030001" table:style-name="ce5">
            <text:p>1739044120.203</text:p>
          </table:table-cell>
          <table:table-cell office:value-type="float" office:value="1739044122.1289999" table:style-name="ce5">
            <text:p>1739044122.12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9259998798370361" table:formula="of:=[.B262]-[.A262]" table:style-name="ce1">
            <text:p>1.92599988</text:p>
          </table:table-cell>
          <table:table-cell table:style-name="ce1"/>
          <table:table-cell office:value-type="float" office:value="1.2190001010894771" table:formula="of:=[.H262] - [.K262]" table:style-name="ce1">
            <text:p>1.21900010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0.937" table:style-name="ce5">
            <text:p>1739044120.937</text:p>
          </table:table-cell>
          <table:table-cell office:value-type="float" office:value="1739044122.5409999" table:style-name="ce5">
            <text:p>1739044122.54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39998531341553" table:formula="of:=[.B263]-[.A263]" table:style-name="ce1">
            <text:p>1.603999853</text:p>
          </table:table-cell>
          <table:table-cell table:style-name="ce1"/>
          <table:table-cell office:value-type="float" office:value="0.89700007438659624" table:formula="of:=[.H263] - [.K263]" table:style-name="ce1">
            <text:p>0.89700007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1.237" table:style-name="ce5">
            <text:p>1739044121.237</text:p>
          </table:table-cell>
          <table:table-cell office:value-type="float" office:value="1739044122.8380001" table:style-name="ce5">
            <text:p>1739044122.838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10000705718994" table:formula="of:=[.B264]-[.A264]" table:style-name="ce1">
            <text:p>1.601000071</text:p>
          </table:table-cell>
          <table:table-cell table:style-name="ce1"/>
          <table:table-cell office:value-type="float" office:value="0.89400029182434038" table:formula="of:=[.H264] - [.K264]" table:style-name="ce1">
            <text:p>0.89400029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1.503" table:style-name="ce5">
            <text:p>1739044121.503</text:p>
          </table:table-cell>
          <table:table-cell office:value-type="float" office:value="1739044123.1210001" table:style-name="ce5">
            <text:p>1739044123.1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80000305175781" table:formula="of:=[.B265]-[.A265]" table:style-name="ce1">
            <text:p>1.618000031</text:p>
          </table:table-cell>
          <table:table-cell table:style-name="ce1"/>
          <table:table-cell office:value-type="float" office:value="0.91100025177001909" table:formula="of:=[.H265] - [.K265]" table:style-name="ce1">
            <text:p>0.91100025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1.803" table:style-name="ce5">
            <text:p>1739044121.803</text:p>
          </table:table-cell>
          <table:table-cell office:value-type="float" office:value="1739044123.6930001" table:style-name="ce5">
            <text:p>1739044123.6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900001049041748" table:formula="of:=[.B266]-[.A266]" table:style-name="ce1">
            <text:p>1.890000105</text:p>
          </table:table-cell>
          <table:table-cell table:style-name="ce1"/>
          <table:table-cell office:value-type="float" office:value="1.1830003261566158" table:formula="of:=[.H266] - [.K266]" table:style-name="ce1">
            <text:p>1.18300032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2.97" table:style-name="ce5">
            <text:p>1739044122.970</text:p>
          </table:table-cell>
          <table:table-cell office:value-type="float" office:value="1739044124.717" table:style-name="ce5">
            <text:p>1739044124.71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6999979019165" table:formula="of:=[.B267]-[.A267]" table:style-name="ce1">
            <text:p>1.746999979</text:p>
          </table:table-cell>
          <table:table-cell table:style-name="ce1"/>
          <table:table-cell office:value-type="float" office:value="1.040000200271606" table:formula="of:=[.H267] - [.K267]" table:style-name="ce1">
            <text:p>1.040000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3.303" table:style-name="ce5">
            <text:p>1739044123.303</text:p>
          </table:table-cell>
          <table:table-cell office:value-type="float" office:value="1739044124.9000001" table:style-name="ce5">
            <text:p>1739044124.9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970001220703125" table:formula="of:=[.B268]-[.A268]" table:style-name="ce1">
            <text:p>1.597000122</text:p>
          </table:table-cell>
          <table:table-cell table:style-name="ce1"/>
          <table:table-cell office:value-type="float" office:value="0.89000034332275346" table:formula="of:=[.H268] - [.K268]" table:style-name="ce1">
            <text:p>0.89000034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3.6370001" table:style-name="ce5">
            <text:p>1739044123.637</text:p>
          </table:table-cell>
          <table:table-cell office:value-type="float" office:value="1739044125.223" table:style-name="ce5">
            <text:p>1739044125.22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859999656677246" table:formula="of:=[.B269]-[.A269]" table:style-name="ce1">
            <text:p>1.585999966</text:p>
          </table:table-cell>
          <table:table-cell table:style-name="ce1"/>
          <table:table-cell office:value-type="float" office:value="0.87900018692016557" table:formula="of:=[.H269] - [.K269]" table:style-name="ce1">
            <text:p>0.87900018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4.0369999" table:style-name="ce5">
            <text:p>1739044124.037</text:p>
          </table:table-cell>
          <table:table-cell office:value-type="float" office:value="1739044125.5250001" table:style-name="ce5">
            <text:p>1739044125.525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4880001544952393" table:formula="of:=[.B270]-[.A270]" table:style-name="ce1">
            <text:p>1.488000154</text:p>
          </table:table-cell>
          <table:table-cell table:style-name="ce1"/>
          <table:table-cell office:value-type="float" office:value="0.78100037574768022" table:formula="of:=[.H270] - [.K270]" table:style-name="ce1">
            <text:p>0.78100037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4.0699999" table:style-name="ce5">
            <text:p>1739044124.070</text:p>
          </table:table-cell>
          <table:table-cell office:value-type="float" office:value="1739044125.8099999" table:style-name="ce5">
            <text:p>1739044125.81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400000095367432" table:formula="of:=[.B271]-[.A271]" table:style-name="ce1">
            <text:p>1.74000001</text:p>
          </table:table-cell>
          <table:table-cell table:style-name="ce1"/>
          <table:table-cell office:value-type="float" office:value="1.0330002307891841" table:formula="of:=[.H271] - [.K271]" table:style-name="ce1">
            <text:p>1.033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4.803" table:style-name="ce5">
            <text:p>1739044124.803</text:p>
          </table:table-cell>
          <table:table-cell office:value-type="float" office:value="1739044127.29" table:style-name="ce5">
            <text:p>1739044127.2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4869999885559082" table:formula="of:=[.B272]-[.A272]" table:style-name="ce1">
            <text:p>2.486999989</text:p>
          </table:table-cell>
          <table:table-cell table:style-name="ce1"/>
          <table:table-cell office:value-type="float" office:value="1.7800002098083492" table:formula="of:=[.H272] - [.K272]" table:style-name="ce1">
            <text:p>1.7800002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4.937" table:style-name="ce5">
            <text:p>1739044124.937</text:p>
          </table:table-cell>
          <table:table-cell office:value-type="float" office:value="1739044127.5710001" table:style-name="ce5">
            <text:p>1739044127.5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6340000629425049" table:formula="of:=[.B273]-[.A273]" table:style-name="ce1">
            <text:p>2.634000063</text:p>
          </table:table-cell>
          <table:table-cell table:style-name="ce1"/>
          <table:table-cell office:value-type="float" office:value="1.9270002841949458" table:formula="of:=[.H273] - [.K273]" table:style-name="ce1">
            <text:p>1.92700028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5.1029999" table:style-name="ce5">
            <text:p>1739044125.103</text:p>
          </table:table-cell>
          <table:table-cell office:value-type="float" office:value="1739044127.8629999" table:style-name="ce5">
            <text:p>1739044127.86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599999904632568" table:formula="of:=[.B274]-[.A274]" table:style-name="ce1">
            <text:p>2.75999999</text:p>
          </table:table-cell>
          <table:table-cell table:style-name="ce1"/>
          <table:table-cell office:value-type="float" office:value="2.0530002117156978" table:formula="of:=[.H274] - [.K274]" table:style-name="ce1">
            <text:p>2.05300021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6.5369999" table:style-name="ce5">
            <text:p>1739044126.537</text:p>
          </table:table-cell>
          <table:table-cell office:value-type="float" office:value="1739044128.152" table:style-name="ce5">
            <text:p>1739044128.152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50000095367432" table:formula="of:=[.B275]-[.A275]" table:style-name="ce1">
            <text:p>1.61500001</text:p>
          </table:table-cell>
          <table:table-cell table:style-name="ce1"/>
          <table:table-cell office:value-type="float" office:value="0.90800023078918413" table:formula="of:=[.H275] - [.K275]" table:style-name="ce1">
            <text:p>0.90800023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6.9030001" table:style-name="ce5">
            <text:p>1739044126.903</text:p>
          </table:table-cell>
          <table:table-cell office:value-type="float" office:value="1739044128.4460001" table:style-name="ce5">
            <text:p>1739044128.4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429999828338623" table:formula="of:=[.B276]-[.A276]" table:style-name="ce1">
            <text:p>1.542999983</text:p>
          </table:table-cell>
          <table:table-cell table:style-name="ce1"/>
          <table:table-cell office:value-type="float" office:value="0.83600020408630327" table:formula="of:=[.H276] - [.K276]" table:style-name="ce1">
            <text:p>0.8360002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7.5699999" table:style-name="ce5">
            <text:p>1739044127.570</text:p>
          </table:table-cell>
          <table:table-cell office:value-type="float" office:value="1739044130.3329999" table:style-name="ce5">
            <text:p>1739044130.33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7630000114440918" table:formula="of:=[.B277]-[.A277]" table:style-name="ce1">
            <text:p>2.763000011</text:p>
          </table:table-cell>
          <table:table-cell table:style-name="ce1"/>
          <table:table-cell office:value-type="float" office:value="2.0560002326965328" table:formula="of:=[.H277] - [.K277]" table:style-name="ce1">
            <text:p>2.05600023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29.3699999" table:style-name="ce5">
            <text:p>1739044129.370</text:p>
          </table:table-cell>
          <table:table-cell office:value-type="float" office:value="1739044131.9130001" table:style-name="ce5">
            <text:p>1739044131.91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5430002212524414" table:formula="of:=[.B278]-[.A278]" table:style-name="ce1">
            <text:p>2.543000221</text:p>
          </table:table-cell>
          <table:table-cell table:style-name="ce1"/>
          <table:table-cell office:value-type="float" office:value="1.8360004425048824" table:formula="of:=[.H278] - [.K278]" table:style-name="ce1">
            <text:p>1.83600044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4.003" table:style-name="ce5">
            <text:p>1739044134.003</text:p>
          </table:table-cell>
          <table:table-cell office:value-type="float" office:value="1739044135.6459999" table:style-name="ce5">
            <text:p>1739044135.6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429998874664307" table:formula="of:=[.B279]-[.A279]" table:style-name="ce1">
            <text:p>1.642999887</text:p>
          </table:table-cell>
          <table:table-cell table:style-name="ce1"/>
          <table:table-cell office:value-type="float" office:value="0.93600010871887163" table:formula="of:=[.H279] - [.K279]" table:style-name="ce1">
            <text:p>0.93600010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4.0699999" table:style-name="ce5">
            <text:p>1739044134.070</text:p>
          </table:table-cell>
          <table:table-cell office:value-type="float" office:value="1739044135.957" table:style-name="ce5">
            <text:p>1739044135.957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870000839233398" table:formula="of:=[.B280]-[.A280]" table:style-name="ce1">
            <text:p>1.887000084</text:p>
          </table:table-cell>
          <table:table-cell table:style-name="ce1"/>
          <table:table-cell office:value-type="float" office:value="1.1800003051757808" table:formula="of:=[.H280] - [.K280]" table:style-name="ce1">
            <text:p>1.18000030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4.1029999" table:style-name="ce5">
            <text:p>1739044134.103</text:p>
          </table:table-cell>
          <table:table-cell office:value-type="float" office:value="1739044136.2590001" table:style-name="ce5">
            <text:p>1739044136.25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560001373291016" table:formula="of:=[.B281]-[.A281]" table:style-name="ce1">
            <text:p>2.156000137</text:p>
          </table:table-cell>
          <table:table-cell table:style-name="ce1"/>
          <table:table-cell office:value-type="float" office:value="1.4490003585815425" table:formula="of:=[.H281] - [.K281]" table:style-name="ce1">
            <text:p>1.44900035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4.3699999" table:style-name="ce5">
            <text:p>1739044134.370</text:p>
          </table:table-cell>
          <table:table-cell office:value-type="float" office:value="1739044136.5510001" table:style-name="ce5">
            <text:p>1739044136.55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1810002326965332" table:formula="of:=[.B282]-[.A282]" table:style-name="ce1">
            <text:p>2.181000233</text:p>
          </table:table-cell>
          <table:table-cell table:style-name="ce1"/>
          <table:table-cell office:value-type="float" office:value="1.4740004539489742" table:formula="of:=[.H282] - [.K282]" table:style-name="ce1">
            <text:p>1.47400045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7.4360001" table:style-name="ce5">
            <text:p>1739044137.436</text:p>
          </table:table-cell>
          <table:table-cell office:value-type="float" office:value="1739044139.244" table:style-name="ce5">
            <text:p>1739044139.244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807999849319458" table:formula="of:=[.B283]-[.A283]" table:style-name="ce1">
            <text:p>1.807999849</text:p>
          </table:table-cell>
          <table:table-cell table:style-name="ce1"/>
          <table:table-cell office:value-type="float" office:value="1.101000070571899" table:formula="of:=[.H283] - [.K283]" table:style-name="ce1">
            <text:p>1.101000071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7.6700001" table:style-name="ce5">
            <text:p>1739044137.670</text:p>
          </table:table-cell>
          <table:table-cell office:value-type="float" office:value="1739044139.431" table:style-name="ce5">
            <text:p>1739044139.43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609999179840088" table:formula="of:=[.B284]-[.A284]" table:style-name="ce1">
            <text:p>1.760999918</text:p>
          </table:table-cell>
          <table:table-cell table:style-name="ce1"/>
          <table:table-cell office:value-type="float" office:value="1.0540001392364498" table:formula="of:=[.H284] - [.K284]" table:style-name="ce1">
            <text:p>1.054000139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8.5699999" table:style-name="ce5">
            <text:p>1739044138.570</text:p>
          </table:table-cell>
          <table:table-cell office:value-type="float" office:value="1739044140.3" table:style-name="ce5">
            <text:p>1739044140.30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300000190734863" table:formula="of:=[.B285]-[.A285]" table:style-name="ce1">
            <text:p>1.730000019</text:p>
          </table:table-cell>
          <table:table-cell table:style-name="ce1"/>
          <table:table-cell office:value-type="float" office:value="1.0230002403259273" table:formula="of:=[.H285] - [.K285]" table:style-name="ce1">
            <text:p>1.0230002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8.8699999" table:style-name="ce5">
            <text:p>1739044138.870</text:p>
          </table:table-cell>
          <table:table-cell office:value-type="float" office:value="1739044140.5899999" table:style-name="ce5">
            <text:p>1739044140.590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7200000286102295" table:formula="of:=[.B286]-[.A286]" table:style-name="ce1">
            <text:p>1.720000029</text:p>
          </table:table-cell>
          <table:table-cell table:style-name="ce1"/>
          <table:table-cell office:value-type="float" office:value="1.0130002498626705" table:formula="of:=[.H286] - [.K286]" table:style-name="ce1">
            <text:p>1.01300025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39.7030001" table:style-name="ce5">
            <text:p>1739044139.703</text:p>
          </table:table-cell>
          <table:table-cell office:value-type="float" office:value="1739044141.3929999" table:style-name="ce5">
            <text:p>1739044141.393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899998188018799" table:formula="of:=[.B287]-[.A287]" table:style-name="ce1">
            <text:p>1.689999819</text:p>
          </table:table-cell>
          <table:table-cell table:style-name="ce1"/>
          <table:table-cell office:value-type="float" office:value="0.98300004005432084" table:formula="of:=[.H287] - [.K287]" table:style-name="ce1">
            <text:p>0.98300004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0.0699999" table:style-name="ce5">
            <text:p>1739044140.070</text:p>
          </table:table-cell>
          <table:table-cell office:value-type="float" office:value="1739044141.671" table:style-name="ce5">
            <text:p>1739044141.67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010000705718994" table:formula="of:=[.B288]-[.A288]" table:style-name="ce1">
            <text:p>1.601000071</text:p>
          </table:table-cell>
          <table:table-cell table:style-name="ce1"/>
          <table:table-cell office:value-type="float" office:value="0.89400029182434038" table:formula="of:=[.H288] - [.K288]" table:style-name="ce1">
            <text:p>0.894000292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0.3369999" table:style-name="ce5">
            <text:p>1739044140.337</text:p>
          </table:table-cell>
          <table:table-cell office:value-type="float" office:value="1739044141.9560001" table:style-name="ce5">
            <text:p>1739044141.95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6190001964569092" table:formula="of:=[.B289]-[.A289]" table:style-name="ce1">
            <text:p>1.619000196</text:p>
          </table:table-cell>
          <table:table-cell table:style-name="ce1"/>
          <table:table-cell office:value-type="float" office:value="0.91200041770935014" table:formula="of:=[.H289] - [.K289]" table:style-name="ce1">
            <text:p>0.912000418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0.6700001" table:style-name="ce5">
            <text:p>1739044140.670</text:p>
          </table:table-cell>
          <table:table-cell office:value-type="float" office:value="1739044142.2460001" table:style-name="ce5">
            <text:p>1739044142.246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759999752044678" table:formula="of:=[.B290]-[.A290]" table:style-name="ce1">
            <text:p>1.575999975</text:p>
          </table:table-cell>
          <table:table-cell table:style-name="ce1"/>
          <table:table-cell office:value-type="float" office:value="0.86900019645690874" table:formula="of:=[.H290] - [.K290]" table:style-name="ce1">
            <text:p>0.869000196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1.803" table:style-name="ce5">
            <text:p>1739044141.803</text:p>
          </table:table-cell>
          <table:table-cell office:value-type="float" office:value="1739044143.3210001" table:style-name="ce5">
            <text:p>1739044143.321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1.5180001258850098" table:formula="of:=[.B291]-[.A291]" table:style-name="ce1">
            <text:p>1.518000126</text:p>
          </table:table-cell>
          <table:table-cell table:style-name="ce1"/>
          <table:table-cell office:value-type="float" office:value="0.81100034713745073" table:formula="of:=[.H291] - [.K291]" table:style-name="ce1">
            <text:p>0.811000347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1.8699999" table:style-name="ce5">
            <text:p>1739044141.870</text:p>
          </table:table-cell>
          <table:table-cell office:value-type="float" office:value="1739044144.109" table:style-name="ce5">
            <text:p>1739044144.109</text:p>
          </table:table-cell>
          <table:table-cell office:value-type="float" office:value="720" table:style-name="ce1">
            <text:p>720</text:p>
          </table:table-cell>
          <table:table-cell office:value-type="float" office:value="1280" table:style-name="ce1">
            <text:p>1280</text:p>
          </table:table-cell>
          <table:table-cell office:value-type="float" office:value="2560" table:style-name="ce1">
            <text:p>2560</text:p>
          </table:table-cell>
          <table:table-cell office:value-type="float" office:value="1843200" table:style-name="ce1">
            <text:p>1843200</text:p>
          </table:table-cell>
          <table:table-cell table:style-name="ce1"/>
          <table:table-cell office:value-type="float" office:value="2.2390000820159912" table:formula="of:=[.B292]-[.A292]" table:style-name="ce1">
            <text:p>2.239000082</text:p>
          </table:table-cell>
          <table:table-cell table:style-name="ce1"/>
          <table:table-cell office:value-type="float" office:value="1.5320003032684322" table:formula="of:=[.H292] - [.K292]" table:style-name="ce1">
            <text:p>1.532000303</text:p>
          </table:table-cell>
          <table:table-cell office:value-type="float" office:value="0.70699977874755904" table:formula="of:=[.$H$300]" table:style-name="ce1">
            <text:p>0.706999779</text:p>
          </table:table-cell>
          <table:table-cell table:number-columns-repeated="16373"/>
        </table:table-row>
        <table:table-row table:style-name="ro1">
          <table:table-cell office:value-type="float" office:value="1739044144.3699999" table:style-name="ce7">
            <text:p>1739044144.370</text:p>
          </table:table-cell>
          <table:table-cell office:value-type="float" office:value="1739044145.9619999" table:style-name="ce7">
            <text:p>1739044145.962</text:p>
          </table:table-cell>
          <table:table-cell office:value-type="float" office:value="720" table:style-name="ce3">
            <text:p>720</text:p>
          </table:table-cell>
          <table:table-cell office:value-type="float" office:value="1280" table:style-name="ce3">
            <text:p>1280</text:p>
          </table:table-cell>
          <table:table-cell office:value-type="float" office:value="2560" table:style-name="ce3">
            <text:p>2560</text:p>
          </table:table-cell>
          <table:table-cell office:value-type="float" office:value="1843200" table:style-name="ce3">
            <text:p>1843200</text:p>
          </table:table-cell>
          <table:table-cell table:style-name="ce3"/>
          <table:table-cell office:value-type="float" office:value="1.5920000076293945" table:formula="of:=[.B293]-[.A293]" table:style-name="ce3">
            <text:p>1.592000008</text:p>
          </table:table-cell>
          <table:table-cell table:style-name="ce3"/>
          <table:table-cell office:value-type="float" office:value="0.88500022888183549" table:formula="of:=[.H293] - [.K293]" table:style-name="ce3">
            <text:p>0.885000229</text:p>
          </table:table-cell>
          <table:table-cell office:value-type="float" office:value="0.70699977874755904" table:formula="of:=[.$H$300]" table:style-name="ce3">
            <text:p>0.706999779</text:p>
          </table:table-cell>
          <table:table-cell table:number-columns-repeated="16373" table:style-name="ce3"/>
        </table:table-row>
        <table:table-row table:style-name="ro1">
          <table:table-cell table:number-columns-repeated="2" table:style-name="ce5"/>
          <table:table-cell table:number-columns-repeated="8" table:style-name="ce1"/>
          <table:table-cell table:style-name="ce4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dian latency of rap (s)</text:p>
          </table:table-cell>
          <table:table-cell office:value-type="float" office:value="1.815000057220459" table:formula="of:=MEDIAN([.H37:.H293])" table:style-name="ce1">
            <text:p>1.815000057</text:p>
          </table:table-cell>
          <table:table-cell table:style-name="ce1"/>
          <table:table-cell office:value-type="float" office:value="1.1080002784728999" table:formula="of:=[.H295]-[.$H$300]" table:style-name="ce1">
            <text:p>1.108000278</text:p>
          </table:table-cell>
          <table:table-cell table:style-name="ce4"/>
          <table:table-cell table:number-columns-repeated="16373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an frequency rap for 5 mins (Hz)</text:p>
          </table:table-cell>
          <table:table-cell office:value-type="float" office:value="0.85580800630979059" table:formula="of:=COUNT([.H37:.H293]) / ([.A293] - [.A37])" table:style-name="ce1">
            <text:p>0.85580800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Throughput received (MB/sec)</text:p>
          </table:table-cell>
          <table:table-cell office:value-type="float" office:value="1.577425317230206" table:formula="of:=[.H296]*0.000001*[.F293]" table:style-name="ce1">
            <text:p>1.577425317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Median latency of robot (s)</text:p>
          </table:table-cell>
          <table:table-cell office:value-type="float" office:value="0.70699977874755904" table:style-name="ce1">
            <text:p>0.706999779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5"/>
          <table:table-cell table:number-columns-repeated="4" table:style-name="ce1"/>
          <table:table-cell office:value-type="string" table:style-name="ce1">
            <text:p>test2 rap1 oak image stereo</text:p>
          </table:table-cell>
          <table:table-cell table:number-columns-repeated="16377" table:style-name="ce1"/>
        </table:table-row>
        <table:table-row table:number-rows-repeated="10482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dc:creator>Kapoor Gaurav (kapu)</dc:creator>
    <dc:date>2025-02-12T10:58:56Z</dc:date>
    <meta:editing-cycles>4</meta:editing-cycles>
    <meta:editing-duration>PT1937S</meta:editing-duration>
  </office:meta>
</office:document-meta>
</file>